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shadow="hidden" dr3d:depth="0.23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shadow="hidden" dr3d:depth="0.334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draw:fill="solid" draw:fill-color="#3c3c3c" draw:shadow="hidden" dr3d:depth="0.375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draw:shadow="hidden" dr3d:depth="0.657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draw:fill="solid" draw:fill-color="#3c3c3c" draw:shadow="hidden" dr3d:depth="0.739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shadow="hidden" dr3d:depth="0.481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draw:fill="solid" draw:fill-color="#4d4d4d" draw:shadow="hidden" dr3d:depth="0.521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draw:fill="solid" draw:fill-color="#3c3c3c" draw:shadow="hidden" dr3d:depth="0.561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width="0cm" draw:shadow="hidden" dr3d:depth="0.746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draw:fill="solid" draw:fill-color="#3c3c3c" draw:shadow="hidden" dr3d:depth="0.839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draw:shadow="hidden" dr3d:depth="0.754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stroke="none" draw:fill="solid" draw:fill-color="#3c3c3c" draw:shadow="hidden" dr3d:depth="0.849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draw:shadow="hidden" dr3d:depth="0.4cm" dr3d:close-front="true" dr3d:close-back="true" dr3d:texture-generation-mode-x="parallel" dr3d:texture-generation-mode-y="parallel"/>
    </style:style>
    <style:style style:name="gr16" style:family="graphic" style:parent-style-name="standard">
      <style:graphic-properties draw:stroke="none" draw:fill="solid" draw:fill-color="#4d4d4d" draw:shadow="hidden" dr3d:depth="0.434cm" dr3d:close-front="true" dr3d:close-back="true" dr3d:texture-generation-mode-x="parallel" dr3d:texture-generation-mode-y="parallel"/>
    </style:style>
    <style:style style:name="gr17" style:family="graphic" style:parent-style-name="standard">
      <style:graphic-properties draw:stroke="none" draw:fill="solid" draw:fill-color="#3c3c3c" draw:shadow="hidden" dr3d:depth="0.467cm" dr3d:close-front="true" dr3d:close-back="true" dr3d:texture-generation-mode-x="parallel" dr3d:texture-generation-mode-y="parallel"/>
    </style:style>
    <style:style style:name="gr18" style:family="graphic" style:parent-style-name="standard">
      <style:graphic-properties draw:stroke="none" svg:stroke-width="0cm" draw:shadow="hidden" dr3d:depth="0.596cm" dr3d:close-front="true" dr3d:close-back="true" dr3d:texture-generation-mode-x="parallel" dr3d:texture-generation-mode-y="parallel"/>
    </style:style>
    <style:style style:name="gr19" style:family="graphic" style:parent-style-name="standard">
      <style:graphic-properties draw:stroke="none" draw:fill="solid" draw:fill-color="#3c3c3c" draw:shadow="hidden" dr3d:depth="0.671cm" dr3d:close-front="true" dr3d:close-back="true" dr3d:texture-generation-mode-x="parallel" dr3d:texture-generation-mode-y="parallel"/>
    </style:style>
    <style:style style:name="gr20" style:family="graphic" style:parent-style-name="standard">
      <style:graphic-properties draw:stroke="none" svg:stroke-width="0cm" draw:shadow="hidden" dr3d:depth="0.389cm" dr3d:close-front="true" dr3d:close-back="true" dr3d:texture-generation-mode-x="parallel" dr3d:texture-generation-mode-y="parallel"/>
    </style:style>
    <style:style style:name="gr21" style:family="graphic" style:parent-style-name="standard">
      <style:graphic-properties draw:stroke="none" draw:fill="solid" draw:fill-color="#3c3c3c" draw:shadow="hidden" dr3d:depth="0.438cm" dr3d:close-front="true" dr3d:close-back="true" dr3d:texture-generation-mode-x="parallel" dr3d:texture-generation-mode-y="parallel"/>
    </style:style>
    <style:style style:name="gr22" style:family="graphic" style:parent-style-name="standard">
      <style:graphic-properties draw:stroke="none" svg:stroke-width="0cm" draw:shadow="hidden" dr3d:depth="0.447cm" dr3d:close-front="true" dr3d:close-back="true" dr3d:texture-generation-mode-x="parallel" dr3d:texture-generation-mode-y="parallel"/>
    </style:style>
    <style:style style:name="gr23" style:family="graphic" style:parent-style-name="standard">
      <style:graphic-properties draw:stroke="none" draw:fill="solid" draw:fill-color="#4d4d4d" draw:shadow="hidden" dr3d:depth="0.485cm" dr3d:close-front="true" dr3d:close-back="true" dr3d:texture-generation-mode-x="parallel" dr3d:texture-generation-mode-y="parallel"/>
    </style:style>
    <style:style style:name="gr24" style:family="graphic" style:parent-style-name="standard">
      <style:graphic-properties draw:stroke="none" draw:fill="solid" draw:fill-color="#3c3c3c" draw:shadow="hidden" dr3d:depth="0.522cm" dr3d:close-front="true" dr3d:close-back="true" dr3d:texture-generation-mode-x="parallel" dr3d:texture-generation-mode-y="parallel"/>
    </style:style>
    <style:style style:name="gr25" style:family="graphic" style:parent-style-name="standard">
      <style:graphic-properties draw:stroke="none" svg:stroke-width="0cm" draw:shadow="hidden" dr3d:depth="0.577cm" dr3d:close-front="true" dr3d:close-back="true" dr3d:texture-generation-mode-x="parallel" dr3d:texture-generation-mode-y="parallel"/>
    </style:style>
    <style:style style:name="gr26" style:family="graphic" style:parent-style-name="standard">
      <style:graphic-properties draw:stroke="none" draw:fill="solid" draw:fill-color="#3c3c3c" draw:shadow="hidden" dr3d:depth="0.649cm" dr3d:close-front="true" dr3d:close-back="true" dr3d:texture-generation-mode-x="parallel" dr3d:texture-generation-mode-y="parallel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text-shadow="1pt 1pt" style:font-size-asian="14pt" style:font-size-complex="14pt"/>
    </style:style>
    <style:style style:name="T1" style:family="text">
      <style:text-properties fo:font-size="14pt" fo:text-shadow="1pt 1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3d:scene draw:style-name="gr1" xml:id="id1" draw:id="id1" svg:width="3.5cm" svg:height="3.4cm" svg:x="5.25cm" svg:y="1.6cm" dr3d:transform="matrix (1 0 0 0 0.939692620785931 0.342020143325607 0 -0.342020143325607 0.939692620785931 -5.0005cm 2.39005977518764cm 0.74433763913294cm)" dr3d:vrp="(0 0 3096)" dr3d:vpn="(0 0 2860)" dr3d:projection="perspective" dr3d:distance="0.23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4500 -3001 1001 1001" svg:d="m5000-2000 52-3 51-7 48-12 47-16 43-21 42-25 38-28 35-32 32-35 28-38 25-42 21-43 16-47 12-48 7-51 3-52-3-52-7-51-12-48-16-47-21-43-25-42-28-38-32-35-35-32-38-28-42-25-43-21-47-16-48-12-51-7-52-3-52 3-51 7-48 12-47 16-43 21-42 25-38 28-35 32-32 35-28 38-25 42-21 43-16 47-12 48-7 51-3 52 3 52 7 51 12 48 16 47 21 43 25 42 28 38 32 35 35 32 38 28 42 25 43 21 47 16 48 12 51 7zm-448 3zm1001-1001z"/>
        </dr3d:scene>
        <dr3d:scene draw:style-name="gr3" xml:id="id2" draw:id="id2" svg:width="4cm" svg:height="3.5cm" svg:x="5cm" svg:y="6.6cm" dr3d:transform="matrix (1 0 0 0 0.939692620785931 0.342020143325607 0 -0.342020143325607 0.939692620785931 -5.0005cm 4.52813857191712cm 1.44857432447093cm)" dr3d:vrp="(0 0 6092.14285714286)" dr3d:vpn="(0 0 5717.14285714286)" dr3d:projection="perspective" dr3d:distance="0.37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4000 -5501 2001 1501" svg:d="m4402-4000h1196l403-750-403-751h-1196l-402 751zm0 750zm2001-1501z"/>
          <dr3d:extrude draw:style-name="gr5" draw:layer="layout" svg:viewBox="4570 -4886 36 268" svg:d="m4570-4886v268h36v-268z"/>
          <dr3d:extrude draw:style-name="gr5" draw:layer="layout" svg:viewBox="4670 -4886 165 209" svg:d="m4800-4886v131 7 6l-1 6v3l-1 3v2l-1 2-1 3-1 2-1 2-1 2-1 1-1 2-1 1-2 2-1 1-2 1-1 1-2 1-2 1-2 1h-2l-2 1h-3-2l-3 1h-2-6-3-3-3l-2-1-3-1h-3l-2-1-3-1-2-1-3-2-2-1-2-1-2-2-2-2-2-2-2-1-1-3-2-2-1-2-2-2-1-3-1-3-1-2-1-3-1-3-1-4-1-3v-3-4l-1-3v-4-4-119h-34v162 13 14l-1 11v4 1 1h32v-1 0-1-3l1-10v-11-9h1l3 4 2 4 3 4 3 4 1 1 2 2 2 2 1 1 2 2 2 1 2 2 2 1 1 1 3 1 2 1 2 1 2 1 2 1 3 1 2 1h3l3 1h2l3 1h6 7 4 4 4l3-1h4l4-1 3-1 3-1 3-1 3-1 3-1 2-2 3-2 2-1 2-2 2-3 2-2 2-2 2-3 1-3 2-2 1-3 1-4 1-3 1-4 1-3v-4l1-4v-9l1-9v-137z"/>
          <dr3d:extrude draw:style-name="gr5" draw:layer="layout" svg:viewBox="4886 -4886 80 286" svg:d="m4897-4886v206h34v-206zm-45 228v4l41 54h39v-5l-63-53z"/>
          <dr3d:extrude draw:style-name="gr5" draw:layer="layout" svg:viewBox="4986 -4890 168 213" svg:d="m5022-4782v-9l1-8 1-8 1-8v-3l1-4 1-3 1-3 1-4 1-2 2-3 1-3 2-3 2-2 1-2 2-3 2-2 3-1 2-2 2-2 3-1 3-1 2-1 3-1 4-1h3 3l4-1 4 1h5l4 1 4 1 3 1 4 2 3 2 3 2 2 1 1 2 1 1 2 1 1 2 1 2 1 1 1 2 2 4 1 4 1 5 1 4h35l-1-3v-3l-1-3-1-3-1-3-1-3-1-3-2-3-1-3-2-3-1-3-2-3-2-2-2-3-3-2-2-2-3-3-2-2-3-2-3-2-3-1-3-2-3-2-4-1-3-1-4-1-4-1-4-1-4-1h-4-5l-4-1-6 1h-6l-5 1-5 1-6 1-4 1-5 2-4 2-4 2-4 2-4 3-3 2-4 3-3 3-3 4-3 3-2 4-2 4-3 4-2 4-1 4-2 4-2 5-1 5-1 5-1 5-1 10-1 11-1 11 1 10v10l1 8 1 5 1 4 2 7 1 4 1 3 1 4 2 3 1 3 1 3 2 3 2 3 1 3 2 2 2 3 2 2 2 2 2 2 2 2 2 2 2 2 3 1 2 2 2 1 3 2 2 1 3 1 2 1 3 1 2 1 3 1 2 1h3l3 1 5 1 5 1h6 5 5 4 4l4-1 3-1h4l4-1 3-2 3-1 4-1 3-2 3-1 2-2 3-2 3-1 2-2 3-3 2-2 2-2 2-2 2-3 2-3 2-2 1-3 2-3 1-3 1-3 1-3 1-3 1-3 1-3 1-3-35-3-1 5-1 3-2 4-1 4-2 3-2 3-2 3-3 2-1 2-2 1-1 1-2 1-2 1-1 1-4 1-4 1-4 1h-5-5-3-4-3l-3-1h-3l-3-1-2-1-3-1-2-2-3-1-2-2-2-1-2-2-1-2-2-3-2-2-1-2-2-3-1-3-1-3-1-3-1-3-1-4v-3l-1-8-1-9-1-9z"/>
          <dr3d:extrude draw:style-name="gr5" draw:layer="layout" svg:viewBox="5191 -4886 34 281" svg:d="m5191-4637v32h34v-32zm-34-249v205h34v-205z"/>
          <dr3d:extrude draw:style-name="gr5" draw:layer="layout" svg:viewBox="5265 -4890 184 213" svg:d="m5449-478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</dr3d:scene>
        <dr3d:scene draw:style-name="gr3" xml:id="id3" draw:id="id3" svg:width="6.5cm" svg:height="3.5cm" svg:x="3.75cm" svg:y="11.7cm" dr3d:transform="matrix (1 0 0 0 0.939692620785931 0.342020143325607 0 -0.342020143325607 0.939692620785931 -5.0005cm 7.36247946932087cm 2.28650969029843cm)" dr3d:vrp="(0 0 13599)" dr3d:vpn="(0 0 12860)" dr3d:projection="perspective" dr3d:distance="0.7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2750 -8701 4501 2001" svg:d="m3631-6700h3620l-882-2001h-3619zm0 2001zm4501-2001z"/>
          <dr3d:extrude draw:style-name="gr7" draw:layer="layout" svg:viewBox="4295 -7188 211 267" svg:d="m4295-7188v267h203v-29h-166v-86h154v-29h-154v-93h174v-30z"/>
          <dr3d:extrude draw:style-name="gr7" draw:layer="layout" svg:viewBox="4547 -7188 165 209" svg:d="m4678-7188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7" draw:layer="layout" svg:viewBox="4743 -7191 99 254" svg:d="m4842-7186-3-1-4-1-4-1h-4l-5-1h-4-5l-5-1-5 1h-5l-4 1-4 1-4 2-3 2-3 2-3 3-2 3-2 4-2 3-1 5-1 4-1 5-1 5v6 137h-24v24h25l10 46h23v-46h38v-24h-38v-130-3-4l1-3v-2l1-3v-1l1-1v-1l1-1v-1h1l1-1v-1h1l1-1 1-1h1l1-1h1 1l1-1h2 3 3 2 3 2 2l10 2z"/>
          <dr3d:extrude draw:style-name="gr7" draw:layer="layout" svg:viewBox="4873 -7188 97 209" svg:d="m4874-7188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4995 -7192 199 213" svg:d="m5057-7192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5211 -7192 174 285" svg:d="m5350-7155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7" draw:layer="layout" svg:viewBox="5427 -7192 199 213" svg:d="m5489-7192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5662 -7188 37 206" svg:d="m5662-7022v40h37v-40zm-37-166v40h37v-40z"/>
          <dr3d:extrude draw:style-name="gr7" draw:layer="layout" svg:viewBox="3423 -7532 94 31" svg:d="m3423-7532v31h94v-31z"/>
          <dr3d:extrude draw:style-name="gr7" draw:layer="layout" svg:viewBox="3678 -7620 217 268" svg:d="m3851-7620-142 228 1-18v-17l1-15v-178h-33v268h42l145-229-1 18-1 18-1 17v176h33v-268z"/>
          <dr3d:extrude draw:style-name="gr7" draw:layer="layout" svg:viewBox="3958 -7620 230 268" svg:d="m4188-7483v-8-8l-1-8-1-8-2-7-2-7-2-7-2-6-3-6-2-6-3-6-4-5-3-6-4-5-4-4-4-5-5-4-4-4-5-3-5-4-6-3-5-3-6-2-6-3-6-2-6-2-6-1-6-1-7-1-6-1h-7l-7-1h-100v268h89l7-1h8l7-1h7l7-1 7-2 7-1 7-2 6-2 6-3 6-2 6-3 5-3 6-3 5-4 4-4 5-4 4-4 4-5 4-5 4-5 3-6 3-5 3-7 2-6 2-6 2-7 2-8 1-7v-8l1-8zm-36-8v6l-1 7v6l-1 6-1 6-2 5-1 5-2 5-2 5-2 4-3 5-2 4-3 3-3 4-3 3-4 4-3 3-4 2-4 3-4 2-4 2-5 2-5 2-4 2-5 1-5 1-5 1-6 1-5 1h-6-5-6-51v-208h59 5 5 5l5 1 5 1 5 1 4 2 5 1 4 2 5 2 4 2 4 3 3 2 4 3 4 3 3 4 3 3 3 4 3 4 3 4 2 4 2 5 2 4 2 5 2 5 2 6 1 5 1 6 1 6v6l1 6z"/>
          <dr3d:extrude draw:style-name="gr7" draw:layer="layout" svg:viewBox="4237 -7620 190 267" svg:d="m4274-7382v-100h148v-30h-148v-108h-37v267h190v-29z"/>
          <dr3d:extrude draw:style-name="gr7" draw:layer="layout" svg:viewBox="4422 -7620 258 267" svg:d="m4643-7620-31 78h-122l-30-78h-38l109 267h41l108-267zm-113 195-6 15-5 14-3 11-1 3-1 2v0 0 0 0-2l-1-3-4-11-5-14-5-15-35-88h100z"/>
          <dr3d:extrude draw:style-name="gr7" draw:layer="layout" svg:viewBox="3423 -7964 94 31" svg:d="m3423-7964v31h94v-31z"/>
          <dr3d:extrude draw:style-name="gr7" draw:layer="layout" svg:viewBox="3678 -8052 217 268" svg:d="m3851-8052-142 228 1-18v-17l1-15v-178h-33v268h42l145-229-1 18-1 18-1 17v176h33v-268z"/>
          <dr3d:extrude draw:style-name="gr7" draw:layer="layout" svg:viewBox="3953 -8056 165 290" svg:d="m3987-7847v-130-7l1-6v-6l1-3v-3l1-2 1-2v-3l1-2 1-2 1-2 1-1 1-2 2-1 1-2 2-1 1-1 2-1 2-1 1-1 2-1h2l3-1h2 2l3-1h3 5 3 3 3l3 1 3 1h2l3 1 2 1 3 1 2 2 2 1 2 1 2 2 2 2 2 2 2 1 2 3 1 2 2 2 1 2 1 3 2 3 1 2 1 3 1 3v4l1 3v3l1 4v3 4 4 118h35v-161-13-14-11-4l1-1v-1h-33v1 0 1 3 10l-1 11v9h-1l-2-4-3-4-3-4-2-4-2-1-1-2-2-2-2-1-2-2-1-1-2-2-2-1-2-1-2-1-2-1-2-1-3-1-2-1-2-1-3-1h-2l-3-1h-3l-3-1h-6l-6-1-4 1h-4-4l-4 1h-4l-3 1-3 1-4 1-3 1-2 1-3 1-3 2-2 2-3 1-2 2-2 3-2 2-2 2-1 3-2 3-1 2-1 3-1 4-1 3-1 3-1 4-1 4v4l-1 9v9 136zm52 23v4l41 54h39v-5l-62-53z"/>
          <dr3d:extrude draw:style-name="gr7" draw:layer="layout" svg:viewBox="4168 -8052 272 209" svg:d="m4288-8052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7" draw:layer="layout" svg:viewBox="4485 -8056 182 213" svg:d="m4521-7957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7" draw:layer="layout" svg:viewBox="4709 -8052 97 209" svg:d="m4710-8052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4832 -8056 183 213" svg:d="m5015-7949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7" draw:layer="layout" svg:viewBox="5158 -8056 174 285" svg:d="m5297-8019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7" draw:layer="layout" svg:viewBox="5374 -8056 199 213" svg:d="m5436-8056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5709 -8052 97 209" svg:d="m5710-8052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5831 -8056 182 213" svg:d="m5867-7957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7" draw:layer="layout" svg:viewBox="6047 -8133 174 289" svg:d="m6134-8133-8 1h-8l-4 1-4 1h-3l-4 1-3 1-4 1-3 1-3 2-2 1-3 1-3 2-2 1-3 2-2 2-2 2-2 2-2 2-2 2-1 2-2 2-1 3-2 2-1 3-1 2-1 3-1 3-1 2-1 3 35 5 1-3 1-4 1-3 2-3 2-2 2-3 3-2 3-2 3-2 3-1 3-2 4-1h4l4-1h5l4-1 3 1h3 3 2l3 1h2l3 1 2 1 3 1 2 1 2 1 2 1 2 1 2 2 2 1 1 2 2 2 2 2 1 2 1 2 2 3 1 2 1 3 1 3v2l1 4 1 3v3l1 4v3 8 33 0l-2-4-2-3-3-4-3-4-1-2-1-1-2-2-2-1-1-2-2-2-2-1-2-1-2-2-2-1-3-1-2-1-2-1-3-1-2-1-3-1-3-1-2-1h-3l-3-1h-3-3-4l-3-1-5 1h-4-5l-4 1-4 1-4 1-4 1-4 2-3 2-3 2-3 2-3 2-3 3-3 3-2 2-2 4-2 3-2 4-2 3-2 4-1 5-2 4-1 4-1 5-2 10-1 11-1 12v12 12l1 12 1 10 2 11 1 4 1 5 2 5 1 4 2 4 2 4 2 4 2 3 3 3 2 4 3 3 3 2 3 3 3 2 3 2 4 2 4 2 4 1 4 2 4 1h5l5 1h5 5 5 5l5-1 5-1 5-1 4-2 4-2 5-2 3-3 4-3 3-3 4-4 3-3 2-4 3-4 2-5h1v11 11l1 9v2l1 1v0 1 0 0 0 0h32v-1-1-4-9l-1-13v-14-157-10l-1-10-2-9-2-9-2-4-1-3-2-4-2-4-2-3-2-3-2-3-3-3-3-2-3-3-3-2-3-2-3-2-4-2-4-2-4-1-8-2-9-2-10-1zm41 183v10 5l-1 5-1 4v4l-1 4-1 4-2 4-1 4-1 3-2 3-1 3-2 3-2 3-2 2-2 3-2 2-2 2-2 2-2 1-2 2-3 1-2 2-2 1-3 1h-2l-3 1h-2l-3 1h-2-3-3-3l-3-1h-3l-3-1h-2l-3-1-2-1-3-2-2-1-2-2-2-1-2-2-2-2-1-2-2-3-1-2-2-3-1-3-1-3-1-3-1-4-1-3-1-4-1-8-1-9-1-9v-10-11l1-10 1-9 1-8 1-3 1-4 1-3 1-3 1-3 1-3 2-3 1-2 2-2 1-2 2-2 2-2 2-2 2-1 2-1 2-1 3-1 2-1 3-1h2l3-1h3 3 3 3 3 2l3 1h2l3 1 2 1 2 1 3 1 2 2 2 1 3 2 2 2 2 2 2 2 2 2 2 2 2 3 1 3 2 3 2 3 1 3 1 4 2 3 1 4 1 4v5l1 4 1 5v4z"/>
          <dr3d:extrude draw:style-name="gr7" draw:layer="layout" svg:viewBox="6272 -8052 97 209" svg:d="m6273-8052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6394 -8056 199 213" svg:d="m6456-8056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3422 -8488 174 285" svg:d="m3561-845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7" draw:layer="layout" svg:viewBox="3638 -8488 183 213" svg:d="m3821-8381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7" draw:layer="layout" svg:viewBox="3927 -8484 258 267" svg:d="m4148-8484-31 78h-122l-30-78h-38l109 267h41l108-267zm-113 195-6 15-5 14-3 11-1 3-1 2v0 0 0 0-2l-1-3-4-11-5-14-5-15-35-88h100z"/>
          <dr3d:extrude draw:style-name="gr7" draw:layer="layout" svg:viewBox="4204 -8488 246 275" svg:d="m4335-8242h-6l-5-1h-6l-5-1-5-1-5-1-4-2-5-2-4-2-4-2-4-2-4-3-3-3-4-3-3-3-3-3-3-4-3-4-2-4-2-4-3-4-2-5-1-4-2-5-1-5-2-5-1-5-1-6v-5l-1-6v-6-6-6-6l1-5 1-6 1-5 1-6 1-5 1-5 2-5 2-5 2-4 2-5 3-4 2-4 3-4 3-3 3-4 4-3 3-3 4-3 4-3 4-2 4-3 4-2 5-2 4-1 5-2 5-1 5-1h5l6-1h5 4l4 1h3 4l3 1 4 1h3l3 1 4 1 3 2 3 1 3 1 2 2 3 1 3 2 3 2 2 2 3 2 2 2 2 2 3 2 2 2 2 3 2 2 4 6 4 5 3 6 3 6 30-15-4-7-4-7-5-7-5-7-3-3-2-3-3-3-3-3-4-3-3-2-3-3-4-2-3-3-4-2-4-2-4-2-4-1-4-2-5-2-4-1-5-1-5-1-4-1-5-1-5-1h-6l-11-1-8 1h-7l-8 1-7 1-7 2-7 1-6 2-6 3-6 3-6 3-6 3-5 3-5 4-4 4-5 4-4 5-4 4-4 5-3 6-3 5-3 5-3 6-2 6-3 7-2 6-1 7-2 6-1 7-1 7v7l-1 8v7 8l1 7v8l1 7 2 7 1 7 2 6 2 7 2 6 3 6 2 6 3 5 4 5 3 5 4 5 4 5 4 4 5 4 5 4 5 3 5 4 5 3 6 2 6 3 6 2 6 2 7 2 7 1 7 1 7 1h8 7 11l10-1 9-1 9-2 9-2 8-3 8-3 7-4 7-5 7-5 6-5 5-6 5-6 5-7 4-8 3-8-34-11-1 2-1 3-1 2-1 2-2 2-1 3-3 4-2 2-1 2-2 2-2 2-2 2-3 2-2 2-2 1-3 2-2 1-3 2-3 1-3 2-3 1-3 1-3 1-3 1-4 1h-3l-4 1h-3l-4 1h-4z"/>
        </dr3d:scene>
        <dr3d:scene draw:style-name="gr3" xml:id="id4" draw:id="id4" svg:width="6.5cm" svg:height="4.5cm" svg:x="3.75cm" svg:y="16.5cm" dr3d:transform="matrix (1 0 0 0 0.939692620785931 0.342020143325607 0 -0.342020143325607 0.939692620785931 -5.0005cm 10.4330253251585cm 3.49880880652288cm)" dr3d:vrp="(0 0 9135.28571428571)" dr3d:vpn="(0 0 8574.28571428571)" dr3d:projection="perspective" dr3d:distance="0.56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3500 -12001 3001 2001" svg:d="m3500-10000h3001v-2001h-3001zm0 2001zm3001-2001z"/>
          <dr3d:extrude draw:style-name="gr9" draw:layer="layout" svg:viewBox="3819 -11192 276 340" svg:d="m4039-11192-182 290 1-24 1-21 1-19v-226h-41v340h53l184-292-1 24-1 22-1 23v223h42v-340z"/>
          <dr3d:extrude draw:style-name="gr9" draw:layer="layout" svg:viewBox="4159 -11197 232 271" svg:d="m4205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9" draw:layer="layout" svg:viewBox="4421 -11196 126 323" svg:d="m4547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9" draw:layer="layout" svg:viewBox="4578 -11197 313 350" svg:d="m4744-10885h-7-7l-7-1-6-1-6-2-7-1-5-2-6-2-6-3-5-3-5-3-5-3-4-4-5-3-4-5-4-4-3-4-4-5-3-5-3-6-2-5-3-6-2-6-2-6-2-6-2-7-1-6-1-7-1-7-1-8v-7-8-7-8l1-7 1-7 1-7 2-7 1-6 2-7 2-6 3-6 3-6 2-5 4-6 3-5 3-5 4-5 4-4 4-4 5-4 4-4 5-3 5-3 6-3 5-3 6-2 6-2 6-2 6-2 7-1 6-1h7 7 5 5l4 1h5l4 1 5 1 4 1 4 1 4 1 4 2 4 1 4 2 3 2 4 2 3 2 4 3 3 2 3 3 3 2 3 3 3 3 3 3 2 3 3 3 5 7 5 7 4 7 4 8 38-19-5-10-5-9-6-8-7-9-3-4-4-4-3-3-4-4-4-4-5-3-4-3-4-3-5-3-5-3-5-3-5-2-5-2-5-2-6-2-6-2-5-2-6-1-7-1-6-1-7-1-6-1h-7-7-10l-10 1-10 1-9 1-9 2-8 2-8 3-8 3-8 4-7 3-7 4-7 5-6 5-6 5-6 5-5 6-5 6-5 6-4 7-4 6-4 8-4 7-3 8-2 8-3 8-2 8-2 9-1 9-1 8-1 10-1 9v9 10l1 10 1 9 1 9 1 9 2 9 3 8 2 8 3 8 3 8 4 7 4 7 4 7 4 6 5 6 5 6 6 5 5 6 6 4 7 5 6 4 7 4 8 4 7 3 8 3 8 2 9 2 8 2 9 1 9 1 10 1h10 13l13-1 12-2 11-2 12-3 10-4 10-4 9-5 9-6 8-6 8-7 7-8 6-8 6-9 5-9 5-10-44-15-1 3-1 3-2 3-1 3-2 3-2 3-4 5-2 3-2 3-3 2-2 3-3 2-2 2-3 3-3 2-3 2-4 2-3 2-4 1-3 2-4 1-4 2-4 1-4 1-5 1-4 1-5 1-5 1h-5-5z"/>
          <dr3d:extrude draw:style-name="gr9" draw:layer="layout" svg:viewBox="4914 -11193 328 340" svg:d="m5195-11193-39 100h-155l-39-100h-48l139 340h52l137-340zm-144 248-7 20-6 18-5 13-1 4v2h-1v1-1-2l-2-4-4-14-7-18-7-19-43-112h127z"/>
          <dr3d:extrude draw:style-name="gr9" draw:layer="layout" svg:viewBox="5266 -11197 284 350" svg:d="m5550-11098v-6l-1-5v-5l-1-5-1-5-2-5-1-4-2-5-3-4-2-5-3-4-3-4-3-4-4-3-4-4-4-3-5-3-4-3-5-3-6-3-5-2-6-3-6-2-7-2-7-1-7-2-7-1-8-1-16-2h-17-16l-14 1-14 2-13 2-12 4-11 3-10 5-9 5-9 6-8 6-3 4-3 4-3 3-3 4-3 4-3 5-4 9-4 9-2 10 44 9 1-3 1-3 1-3 1-3 2-3 1-3 2-3 2-3 1-3 2-2 2-3 3-2 2-2 3-2 3-3 2-2 4-1 3-2 3-2 4-2 4-1 4-1 4-2 4-1 4-1 5-1h5l5-1 11-1h12 10l10 1 9 1 9 1 4 1 4 1 4 2 4 1 3 1 4 2 3 1 3 2 3 2 3 2 3 2 2 2 3 3 2 2 2 3 1 3 2 3 1 3 2 3 1 3v4l1 4v3 4 4 4l-1 4-1 3-1 4-1 3-2 3-1 2-2 3-2 2-3 3-2 2-3 2-3 2-3 2-4 1-3 2-4 2-8 3-8 2-9 3-43 10-28 7-7 1-7 3-7 2-7 2-6 3-6 3-7 3-5 4-3 1-3 2-3 2-2 2-3 2-2 3-2 2-2 2-3 3-1 2-2 3-2 3-2 3-1 3-1 3-2 3-1 3-1 4-1 3v4l-1 4v4 4l-1 4 1 6v6l1 5 1 5 1 5 2 5 2 5 2 4 3 5 3 4 3 3 3 4 3 3 4 4 4 3 4 3 5 2 4 3 5 2 5 2 5 2 6 2 6 1 5 2 12 2 13 2 13 1h13 16l14-1 13-2 6-1 6-1 5-1 5-2 5-1 5-2 5-2 4-2 4-2 4-3 4-2 4-3 3-3 3-3 3-3 3-3 3-4 2-3 2-4 3-4 2-4 1-4 2-4 2-5 1-5 2-4-45-8-1 3-1 3-1 3-2 2-1 3-1 3-2 2-1 3-2 2-2 2-2 3-2 2-2 2-2 1-2 2-3 2-3 1-2 2-3 1-3 2-4 1-3 1-4 1-3 1-4 1h-4l-8 1-9 1h-10-11l-11-1h-5l-4-1-5-1-4-1-4-1-3-1-4-2-3-1-3-2-3-1-3-2-2-2-3-1-2-2-2-2-2-2-2-3-1-2-1-2-1-3-1-2-1-3-1-2-1-3v-2-3l-1-3v-3-3l1-4v-3l1-4 1-3 2-2 1-3 2-3 2-2 2-2 2-3 3-2 3-2 2-1 3-2 4-2 6-3 8-3 7-2 9-3 36-8 31-8 8-2 8-2 7-2 7-3 7-2 7-3 6-4 7-3 3-2 3-2 3-2 2-2 3-2 3-2 2-3 2-2 3-3 2-2 2-3 2-3 1-3 2-3 1-4 2-3 1-4 1-3 1-4 1-4v-4l1-4v-5z"/>
          <dr3d:extrude draw:style-name="gr9" draw:layer="layout" svg:viewBox="5581 -11196 126 323" svg:d="m5707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9" draw:layer="layout" svg:viewBox="5734 -11197 232 271" svg:d="m5780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9" draw:layer="layout" svg:viewBox="6020 -11295 222 368" svg:d="m6242-11061v-14l-1-14-2-13-2-13-1-7-2-5-1-6-2-6-2-5-3-5-2-5-3-5-3-4-3-4-3-4-4-4-4-3-4-3-4-3-4-3-5-2-5-2-5-2-6-2-6-1-6-1h-6-7-7-6l-7 1-6 1-6 2-6 2-6 2-5 2-5 3-5 4-4 3-4 4-4 5-4 5-3 5-3 6h-1v0 0 0-1 0-1-2-10l1-13v-14-102h-44v310 18 16l-1 12v5 1 2h42v0-1 0-1-3l1-11 1-13v-13h1l3 6 2 3 2 2 1 3 2 3 2 2 2 2 2 2 2 2 2 2 2 2 3 2 2 2 2 1 3 2 2 1 3 1 2 2 3 1 3 1h3l3 1 3 1 6 1 7 1h7 7 7 6l6-1 6-1 6-1 5-2 5-2 5-2 4-3 4-2 4-4 4-3 4-3 3-4 3-4 3-4 3-5 2-5 3-4 2-6 2-5 1-6 2-6 1-6 2-12 2-14 1-14zm-46-15v11 11l-1 11-1 9-1 5-1 5-1 4-1 4-2 4-1 3-2 4-1 3-2 4-2 2-2 3-3 3-2 2-3 2-2 2-3 2-3 2-4 1-3 1-4 1-3 1h-4l-5 1h-4-4-3l-4-1h-3l-3-1h-4l-3-1-3-1-3-1-3-2-3-1-3-2-3-2-3-3-2-2-3-3-2-3-2-3-2-4-2-4-2-4-2-4-1-5-2-5-1-5-1-6-1-6-1-6-1-14v-16-13l1-13 1-11 1-5 1-5 2-5 1-4 1-4 2-4 2-4 2-4 2-3 2-3 2-3 2-2 3-3 3-2 2-2 3-2 3-1 4-2 3-1 3-1 4-1 4-1h3l4-1h4 5 4 4l4 1 4 1 4 1 3 1 3 1 4 2 2 2 3 2 3 2 2 2 3 3 2 3 2 3 2 3 1 4 2 3 1 4 2 4 1 4 1 4 1 5 1 5 1 10 1 10v12z"/>
          <dr3d:extrude draw:style-name="gr10" draw:layer="layout" svg:viewBox="3798 -11172 276 341" svg:d="m4018-11172-181 290 1-23 1-21v-20-226h-41v341h54l183-292-1 24-1 22-1 23v223h42v-341z"/>
          <dr3d:extrude draw:style-name="gr10" draw:layer="layout" svg:viewBox="4138 -11177 232 271" svg:d="m4184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0" draw:layer="layout" svg:viewBox="4400 -11176 126 324" svg:d="m4526-11170-5-1-5-1-5-1-5-1-5-1h-6-6l-7-1-6 1h-6l-5 2-6 1-4 2-5 3-3 3-4 3-3 4-3 5-2 4-2 6-1 6-1 6-1 6v8 174h-30v31h32l13 59h29v-59h48v-31h-48v-165-4-5-3l1-4 1-3v-2l1-1 1-1v-1l1-1 1-1v-1l1-1 1-1 1-1h1l2-1 1-1h1l1-1h2l3-1h3 4 3 3l3 1h3l13 2z"/>
          <dr3d:extrude draw:style-name="gr10" draw:layer="layout" svg:viewBox="4558 -11177 312 350" svg:d="m4724-10864h-8l-7-1-6-1-7-1-6-1-6-2-6-2-6-2-5-2-5-3-5-3-5-4-5-3-4-4-4-4-4-4-4-5-3-5-3-5-3-5-3-5-3-6-2-6-2-6-2-7-1-6-2-7-1-7-1-7v-7l-1-7v-8l1-8v-7l1-7v-7l2-7 1-7 2-7 2-6 2-6 2-6 3-6 3-6 3-5 3-5 4-5 4-5 4-4 4-5 4-4 5-3 5-4 5-3 5-3 6-2 5-3 6-2 6-2 7-1 6-1 7-1h7l6-1h5l5 1h5l4 1h5l4 1 4 1 5 2 4 1 3 1 4 2 4 2 4 2 3 2 4 2 3 2 3 3 3 2 3 3 3 2 3 3 3 3 3 3 2 4 6 6 4 7 5 7 4 8 37-19-4-9-6-9-6-9-6-8-4-4-3-4-4-4-4-4-4-3-4-3-4-4-5-3-5-3-4-2-5-3-5-2-6-3-5-2-6-2-5-2-6-1-6-2-6-1-7-1-6-1h-7-7l-7-1-10 1h-10l-9 1-9 2-9 2-9 2-8 3-8 3-8 3-7 4-7 4-6 4-7 5-6 5-5 6-6 5-5 6-5 7-4 6-4 7-4 7-3 8-3 7-3 8-2 8-3 9-1 8-2 9-1 9-1 9v9 10 10 9l1 10 1 9 2 9 2 8 2 9 3 8 2 8 4 7 3 8 4 7 4 6 5 7 5 6 5 6 5 5 6 5 6 5 6 5 7 4 7 4 7 3 8 3 7 3 9 3 8 2 9 1 9 2 9 1h9 10 13l13-1 12-1 12-3 11-3 10-3 10-5 10-5 9-5 8-7 7-7 7-7 7-8 6-9 5-10 4-10-43-14-2 3-1 3-1 3-2 3-2 2-1 3-4 6-3 3-2 2-2 3-3 2-2 3-3 2-3 2-3 2-3 2-3 2-4 2-3 2-4 1-4 2-4 1-4 2-4 1-4 1-5 1-4 1h-5l-5 1h-5z"/>
          <dr3d:extrude draw:style-name="gr10" draw:layer="layout" svg:viewBox="4893 -11172 328 340" svg:d="m5174-11172-39 99h-155l-39-99h-48l139 340h53l136-340zm-143 248-8 19-6 18-4 14-2 4v1 1 0l-1-1v-1l-1-4-5-14-6-18-7-20-44-112h127z"/>
          <dr3d:extrude draw:style-name="gr10" draw:layer="layout" svg:viewBox="5245 -11177 284 350" svg:d="m5529-11078v-5-5l-1-5-1-5-1-5-1-5-2-5-2-4-2-5-3-4-3-4-3-4-3-4-4-4-4-3-4-4-4-3-5-3-5-3-5-2-6-3-6-2-6-2-6-2-7-2-7-1-8-2-7-1-17-1-17-1-15 1-15 1-14 2-13 2-11 3-11 4-11 5-9 5-8 6-8 6-4 4-3 3-3 4-3 4-3 4-2 4-5 9-3 10-3 10 45 9v-3l1-4 2-3 1-3 1-3 2-3 1-3 2-2 2-3 2-3 2-2 2-2 3-3 2-2 3-2 3-2 3-2 3-2 4-1 3-2 4-1 4-2 4-1 4-1 5-1 5-1 5-1h5l11-1 12-1 10 1h9l9 1 9 2 4 1 5 1 3 1 4 1 4 2 3 1 4 2 3 2 3 2 2 2 3 2 3 2 2 2 2 3 2 3 2 2 1 3 2 3 1 4 1 3 1 3v4l1 4v4 4l-1 4v3l-1 4-1 3-2 3-1 3-2 3-2 2-2 3-2 2-3 2-3 2-3 2-3 2-3 2-4 2-3 1-8 3-9 3-9 2-42 10-29 7-7 2-7 2-7 3-6 2-7 3-6 3-6 3-6 3-3 2-3 2-2 2-3 2-2 2-3 2-2 3-2 2-2 2-2 3-2 3-2 3-1 2-2 3-1 4-1 3-1 3-1 3-1 4-1 4v3l-1 4v4 4 6 6l1 6 1 5 2 5 1 5 2 4 3 5 2 4 3 4 3 4 3 4 4 3 4 3 4 3 4 3 4 3 5 2 5 3 5 2 5 2 5 2 6 1 6 1 12 3 12 1 13 1h14 15l14-1 13-1 6-1 6-1 5-2 6-1 5-2 5-2 4-2 5-2 4-2 4-2 4-3 3-3 4-2 3-3 3-4 2-3 3-3 3-4 2-4 2-3 2-4 2-5 2-4 1-4 2-5 1-5-45-8-1 3-1 3-1 3-1 3-1 3-2 2-1 3-2 2-1 3-2 2-2 2-2 2-2 2-3 2-2 2-3 1-2 2-3 2-3 1-3 1-3 1-4 1-3 1-4 1-4 1-3 1-9 1-9 1h-10l-11-1h-10l-5-1-5-1h-4l-4-1-4-2-4-1-3-1-4-1-3-2-3-2-3-1-2-2-2-2-3-2-2-2-1-2-2-2-2-2-1-3-1-2-1-2-1-3-1-3v-2l-1-3v-3-2-3-4-3l1-4 1-3 1-3 1-3 2-3 1-2 2-2 2-3 3-2 2-2 3-2 3-2 3-2 3-1 7-3 7-3 8-3 8-2 37-9 31-7 7-2 8-2 7-3 8-2 7-3 6-3 7-3 6-3 3-2 3-2 3-2 3-2 2-2 3-3 2-2 3-3 2-2 2-3 2-3 2-3 2-3 1-3 2-3 1-3 1-4 1-4 1-3 1-4 1-5v-4-4z"/>
          <dr3d:extrude draw:style-name="gr10" draw:layer="layout" svg:viewBox="5560 -11176 126 324" svg:d="m5686-11170-5-1-5-1-5-1-5-1-5-1h-6-6l-7-1-6 1h-6l-5 2-6 1-4 2-5 3-3 3-4 3-3 4-3 5-2 4-2 6-1 6-1 6-1 6v8 174h-30v31h32l13 59h29v-59h48v-31h-48v-165-4-5-3l1-4 1-3v-2l1-1 1-1v-1l1-1 1-1v-1l1-1 1-1 1-1h1l2-1 1-1h1l1-1h2l3-1h3 4 3 3l3 1h3l13 2z"/>
          <dr3d:extrude draw:style-name="gr10" draw:layer="layout" svg:viewBox="5713 -11177 232 271" svg:d="m5759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0" draw:layer="layout" svg:viewBox="5999 -11275 223 369" svg:d="m6222-11040-1-15-1-13-1-14-2-13-2-6-1-6-2-6-2-5-2-5-2-5-3-5-2-5-3-4-3-5-4-3-3-4-4-4-4-3-5-3-4-2-5-3-5-2-5-2-6-1-5-1-7-1h-6l-6-1-7 1h-7l-7 1-6 1-6 2-6 1-5 3-5 2-6 3-4 3-5 4-4 4-4 5-3 5-4 5-3 6h-1v0 0-1 0-1l1-1v-2-9-13-14-103h-43v311 18l-1 16v12 4l-1 2v1h42v0 0 0l1-1v-4l1-10v-13l1-14h1l3 7 1 2 2 3 2 3 2 2 2 3 1 2 2 2 2 2 3 2 2 2 2 2 2 1 3 2 2 1 3 2 2 1 3 1 3 1 2 1 3 1 3 1 3 1 6 1h7l7 1h8 6l6-1h7l5-1 6-2 5-1 5-2 5-3 4-2 5-3 4-3 4-3 3-4 4-4 3-4 3-4 2-4 3-5 2-5 2-5 2-5 2-6 1-6 2-6 2-13 1-13 1-14zm-45-16v12l-1 11-1 10-1 10-1 5-1 4-1 4-1 4-1 4-2 4-1 4-2 3-2 3-2 3-2 3-2 2-3 3-2 2-3 2-3 2-3 1-3 2-4 1-3 1-4 1h-4-4-5-3-4-3l-4-1h-3l-3-1-4-1-3-1-3-1-3-1-3-2-3-2-3-2-2-2-3-3-2-2-2-3-3-4-2-3-2-4-2-4-1-5-2-4-1-5-2-6-1-5-1-6v-7l-1-14-1-15v-14l1-12 2-11 1-5 1-5 1-5 1-4 2-5 1-4 2-3 2-4 2-3 2-3 2-3 3-3 2-2 3-2 3-2 3-2 3-2 3-1 3-2 4-1h3l4-1 4-1h4 4l4-1 4 1h5 4l3 1 4 1 4 1 3 2 3 1 3 2 3 2 2 3 3 2 2 3 2 3 2 3 2 3 2 3 1 4 2 4 1 4 1 4 1 4 1 5 1 4 1 10 1 11 1 11z"/>
        </dr3d:scene>
        <dr3d:scene draw:style-name="gr3" xml:id="id5" draw:id="id5" svg:width="9cm" svg:height="5cm" svg:x="2.5cm" svg:y="22.5cm" dr3d:transform="matrix (1 0 0 0 0.939692620785931 0.342020143325607 0 -0.342020143325607 0.939692620785931 -5.0005cm 14.004413453028cm 4.65076706970467cm)" dr3d:vrp="(0 0 15127.5714285714)" dr3d:vpn="(0 0 14288.5714285714)" dr3d:projection="perspective" dr3d:distance="0.8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500 -16001 5001 2501" svg:d="m3479-13500h4022l-980-2501h-4021zm0 2501zm5001-2501z"/>
          <dr3d:extrude draw:style-name="gr12" draw:layer="layout" svg:viewBox="4454 -14458 223 275" svg:d="m4677-14380v-4-4-4l-1-4-1-4-1-4-2-3-1-4-2-4-2-3-2-3-2-3-3-3-3-3-3-3-3-3-4-2-3-2-4-3-5-2-4-2-5-2-5-1-5-2-5-1-5-1-6-1-6-1-13-1-14-1-12 1-11 1-11 1-10 2-9 2-9 3-8 4-7 4-7 5-6 5-3 2-2 3-3 3-2 3-2 4-2 3-4 7-3 7-2 8 35 7 1-2 1-3 1-2 1-3 1-2 1-2 1-2 1-3 2-2 1-2 2-2 2-1 2-2 2-2 2-2 2-1 3-2 2-1 3-1 3-2 3-1 3-1 3-1 3-1 4-1h4l4-1h4l8-1h10 7 8l7 1 7 2h3l4 1 3 1 3 1 2 1 3 1 3 2 2 1 3 1 2 2 2 2 2 1 2 2 1 2 2 2 1 3 2 2 1 2 1 3v3l1 2v3l1 3v3 3l-1 3v3l-1 3-1 3-1 2-1 2-1 2-2 2-2 2-1 2-2 2-3 2-2 1-2 2-3 1-3 1-3 1-6 3-7 2-7 2-33 8-22 5-6 2-5 1-6 2-5 2-5 2-5 2-5 3-4 3-3 1-2 1-2 2-2 2-2 1-2 2-1 2-2 2-2 2-1 2-2 2-1 2-1 2-2 3-1 2-1 3v2l-1 3-1 3v3l-1 2v4 3 3 5 4l1 4 1 5 1 4 1 3 2 4 1 4 2 3 3 3 2 3 2 3 3 3 3 2 3 3 4 2 3 2 4 2 4 2 3 1 5 2 4 1 4 1 5 2 9 1 10 2h10 11 12 11l10-2h5l4-1 5-1 4-2 4-1 4-1 3-2 4-1 3-2 3-2 3-2 3-2 3-2 2-3 2-2 3-3 2-2 2-3 1-3 2-3 2-3 1-4 2-3 1-4 1-3 1-4-35-6-1 2-1 3-1 2-1 2-1 2-1 2-1 2-1 2-1 2-2 2-1 1-2 2-2 2-1 1-2 1-2 2-2 1-3 1-2 1-2 1-3 1-2 1-3 1-3 1h-3l-3 1-7 1h-7-7-9l-8-1h-4l-4-1h-3l-4-1-3-1-3-1-2-1-3-1-2-1-3-1-2-2-2-1-2-2-1-1-2-2-1-1-2-2-1-2-1-2-1-2-1-1v-2l-1-2v-2l-1-3v-2-2-2-3-3l1-2v-3l1-2 1-3 1-2 2-2 1-2 2-1 2-2 2-2 2-1 2-2 3-1 2-2 5-2 6-2 6-2 7-2 28-7 25-6 6-1 6-2 6-2 5-2 6-2 5-2 5-3 5-2 3-2 2-1 2-2 2-1 2-2 2-2 2-2 2-2 2-2 2-2 1-2 2-2 1-3 1-2 1-3 1-3 1-2 1-3 1-3v-3l1-4v-3-3z"/>
          <dr3d:extrude draw:style-name="gr12" draw:layer="layout" svg:viewBox="4711 -14458 199 213" svg:d="m4773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4936 -14454 80 286" svg:d="m4947-14454v206h34v-206zm-45 228v4l41 54h39v-5l-62-53z"/>
          <dr3d:extrude draw:style-name="gr12" draw:layer="layout" svg:viewBox="5037 -14458 174 285" svg:d="m5176-1442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2" draw:layer="layout" svg:viewBox="5253 -14458 199 213" svg:d="m5315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5488 -14454 37 206" svg:d="m5488-14288v40h37v-40zm-37-166v40h37v-40z"/>
          <dr3d:extrude draw:style-name="gr12" draw:layer="layout" svg:viewBox="3239 -14798 94 31" svg:d="m3239-14798v31h94v-31z"/>
          <dr3d:extrude draw:style-name="gr12" draw:layer="layout" svg:viewBox="3479 -14890 199 213" svg:d="m3541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3704 -14890 165 209" svg:d="m3738-14681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12" draw:layer="layout" svg:viewBox="3900 -14889 99 254" svg:d="m3999-14884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4021 -14890 183 287" svg:d="m4204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m7 140v-4h-19l-42 32v0l-44-32h-20v4l44 51h39z"/>
          <dr3d:extrude draw:style-name="gr12" draw:layer="layout" svg:viewBox="4246 -14886 272 209" svg:d="m4366-14886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2" draw:layer="layout" svg:viewBox="4563 -14890 199 213" svg:d="m4625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4768 -14889 99 254" svg:d="m4867-14884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4889 -14890 183 213" svg:d="m5072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5204 -14886 103 281" svg:d="m5267-14705v-181h-34v181h-29v24h29v24 5 5l1 6 1 4v3l1 2 1 2 1 2 1 3 1 1 1 2 2 2 1 2 2 2 1 1 2 2 2 1 2 1 2 1 3 1 2 1 3 1 3 1h3l3 1h3 4 4 3 3 3 3 4l3-1h2l3-1v-26l-8 1h-2l-2 1h-2-1-2-2l-2-1h-1-2-1l-1-1h-2l-1-1h-1l-1-1-1-1-1-1h-1l-1-1v-1l-1-1-1-1v-2l-1-1v-1-1l-1-2v-1l-1-3v-3-3-4-19h40v-24z"/>
          <dr3d:extrude draw:style-name="gr12" draw:layer="layout" svg:viewBox="5334 -14886 35 281" svg:d="m5334-14637v32h35v-32zm-35-249v205h35v-205z"/>
          <dr3d:extrude draw:style-name="gr12" draw:layer="layout" svg:viewBox="5419 -14886 165 209" svg:d="m5550-14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2" draw:layer="layout" svg:viewBox="5635 -14886 35 281" svg:d="m5635-14637v32h35v-32zm-35-249v205h35v-205z"/>
          <dr3d:extrude draw:style-name="gr12" draw:layer="layout" svg:viewBox="5699 -14889 99 254" svg:d="m5798-14884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5820 -14890 183 213" svg:d="m6003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6155 -14886 165 209" svg:d="m6286-14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2" draw:layer="layout" svg:viewBox="6362 -14890 199 283" svg:d="m6424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m57 206h-2-2l-2 1h-2l-2 1h-2l-2 1-2 1-4 1-4 2-3 2-4 2-14 8-2 1-2 1h-1l-2 1h-1-2-1-2-2-3-2l-1-1h-1-1l-1-1h-1v-1h-1l-1-1-1-1v0l-2-2-1-2-1-1-1-2v-2l-1-3-1-2v-3h-17v5l1 4 1 4v5l1 2v2l1 2 1 2 1 2 1 2 1 2 1 2 1 2 1 1 1 2 2 2 1 1 1 2 2 1 2 1 2 1 2 1 2 1 2 1h2 3l2 1h3 2 2l2-1h2l2-1h2l2-1 2-1 4-1 4-2 4-2 4-2 14-8 1-1 2-1h1l2-1h1 2 1l2-1 2 1h3 2l1 1h1 1l1 1v0l1 1h1l1 1 1 1v0l1 2 2 2 1 1 1 2v3l1 2 1 2v3h17v-4l-1-5-1-4v-5l-1-2-1-2v-2l-1-2-1-2-1-2v-2l-1-2-1-2-2-1-1-2-1-2-2-1-1-1-2-2-1-1-2-1-2-1-2-1-3-1h-2-2l-3-1z"/>
          <dr3d:extrude draw:style-name="gr12" draw:layer="layout" svg:viewBox="6578 -14890 183 213" svg:d="m6761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3238 -15322 174 285" svg:d="m3377-15285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2" draw:layer="layout" svg:viewBox="3454 -15322 182 213" svg:d="m3490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2" draw:layer="layout" svg:viewBox="3659 -15321 99 254" svg:d="m3758-15316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3780 -15322 182 213" svg:d="m3816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2" draw:layer="layout" svg:viewBox="4005 -15318 97 209" svg:d="m4006-15318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12" draw:layer="layout" svg:viewBox="4136 -15318 272 209" svg:d="m4256-15318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2" draw:layer="layout" svg:viewBox="4462 -15318 35 281" svg:d="m4462-15069v32h35v-32zm-35-249v205h35v-205z"/>
          <dr3d:extrude draw:style-name="gr12" draw:layer="layout" svg:viewBox="4547 -15318 165 209" svg:d="m4678-15318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2" draw:layer="layout" svg:viewBox="4763 -15318 80 286" svg:d="m4774-15318v206h34v-206zm-45 228v4l41 54h39v-5l-62-53z"/>
          <dr3d:extrude draw:style-name="gr12" draw:layer="layout" svg:viewBox="4858 -15322 169 212" svg:d="m5027-15261v-4-3-3l-1-4-1-3-1-3-1-3-1-3-2-2-1-3-2-3-2-2-2-2-2-3-3-2-2-2-3-2-3-1-3-2-3-1-3-2-4-1-4-1-3-1-4-1-4-1-5-1h-4l-9-1-10-1-8 1h-9l-7 1-8 1-3 1-4 1-3 1-3 1-3 1-3 1-3 2-3 1-3 2-2 1-3 2-2 2-2 2-2 2-2 3-2 2-2 3-1 2-2 3-1 3-2 3-1 4-1 3-1 3 30 6 2-4 1-3 2-4 1-1 1-2 1-1 1-2 2-1 1-1 2-2 1-1 3-2 4-2 4-1 4-2 5-1h5l5-1h5l6-1 6 1h5 5l4 1h3l2 1h2l2 1 2 1h2l2 1 1 1 2 1 1 1 2 1 1 2 1 1 2 1 1 2 1 1v2l1 1 1 2v2l1 2v2 2 2 3 2 2l-1 2v2l-1 1-1 2-1 2-1 1-1 1-2 2-1 1-2 1-1 1-2 1-2 1-2 1-2 1-5 2-5 2-5 1-24 7-25 7-3 1-3 1-3 1-2 2-3 1-3 2-2 1-3 2-2 1-2 2-2 2-2 2-2 2-2 2-2 2-1 3-2 2-1 3-1 3-1 3-1 3v3 4l-1 3 1 7v3l1 3v3l1 3 1 3 1 3 2 2 1 3 2 2 2 3 2 2 2 2 2 2 2 2 3 2 3 1 3 2 3 1 6 3 7 2 8 1 8 2h8 10 8 8l7-1 7-1 7-2 6-2 5-3 6-2 2-2 2-2 3-1 2-2 2-2 2-2 1-3 2-2 1-2 2-3 1-3 1-2 2-6 2-7-31-4v2l-1 2v2l-1 2-1 1-1 2-1 1-1 2-1 1-1 1-2 2-1 1-1 1-2 1-1 1-2 1h-2l-1 1-2 1h-2l-2 1h-2l-2 1h-2l-4 1h-4l-4 1h-4-6l-5-1h-5l-4-1-4-1-4-1-3-2h-2l-1-1-2-1-1-1-1-1-1-1-1-1-1-2-1-1-1-1v-1l-1-2v-1l-1-2v-1-2-2-2-2-1-2l1-2v-2l1-1 1-2 1-1 1-2 1-1 1-1 2-1 1-1 2-1 1-1 2-1 4-2 4-2 5-1 5-2 22-6 17-4 4-1 4-2 4-1 4-2 4-1 4-2 4-2 4-2 1-2 2-1 2-1 1-1 2-2 1-1 2-2 1-1 1-2 1-1 2-2 1-2 1-2 1-2 1-2v-2l1-2 1-2v-2l1-3v-2-3-2z"/>
          <dr3d:extrude draw:style-name="gr12" draw:layer="layout" svg:viewBox="5047 -15321 99 254" svg:d="m5146-15316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5177 -15318 35 281" svg:d="m5177-15069v32h35v-32zm-35-249v205h35v-205z"/>
          <dr3d:extrude draw:style-name="gr12" draw:layer="layout" svg:viewBox="5253 -15322 167 213" svg:d="m5289-15214v-9-8l1-8 1-8 1-3 1-4 1-3 1-3 1-4 1-2 1-3 2-3 1-3 2-2 2-2 2-3 2-2 2-1 2-2 3-2 2-1 3-1 3-1 3-1 3-1h3 4l3-1 5 1h4l4 1 4 1 4 1 3 2 4 2 3 2 1 1 2 2 1 1 1 1 1 2 2 2 1 1 1 2 1 4 2 4 1 5 1 4h34v-3l-1-3-1-3v-3l-1-3-2-3-1-3-1-3-2-3-1-3-2-3-2-3-2-2-2-3-2-2-3-2-2-3-3-2-2-2-3-2-3-1-4-2-3-2-3-1-4-1-4-1-3-1-4-1-5-1h-4-4l-5-1-6 1h-5l-6 1-5 1-5 1-5 1-4 2-5 2-4 2-4 2-3 3-4 2-3 3-3 3-3 4-3 3-3 4-2 4-2 4-2 4-2 4-2 4-1 5-1 5-1 5-1 5-2 10-1 11v11 10l1 10 1 8 1 5v4l2 7 1 4 1 3 2 4 1 3 1 3 2 3 2 3 1 3 2 3 2 2 2 3 1 2 2 2 2 2 3 2 2 2 2 2 2 1 2 2 3 1 2 2 3 1 2 1 2 1 3 1 3 1 2 1 3 1h2l3 1 6 1 5 1h5 6 4 4 4l4-1 4-1h4l3-1 4-2 3-1 3-1 3-2 3-1 3-2 3-2 2-1 3-2 2-3 2-2 3-2 2-2 2-3 1-3 2-2 2-3 1-3 1-3 2-3 1-3 1-3 1-3v-3l1-3-35-3-1 5-1 3-1 4-2 4-1 3-2 3-3 3-2 2-2 2-1 1-2 1-1 1-2 1-2 1-3 1-4 1-5 1h-4-5-4-3-3l-3-1h-3l-3-1-3-1-2-1-3-2-2-1-2-2-2-1-2-2-2-2-2-3-1-2-2-2-1-3-1-3-1-3-1-3-1-3-1-4-1-3-1-8-1-9v-9z"/>
          <dr3d:extrude draw:style-name="gr12" draw:layer="layout" svg:viewBox="5448 -15322 183 213" svg:d="m5631-15215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5782 -15399 102 362" svg:d="m5782-15217v13l1 13 1 12 2 12 2 12 3 12 3 11 4 12 5 11 5 11 5 10 7 11 7 10 7 10 9 10 8 10h33l-8-10-8-10-8-10-6-10-7-11-5-11-5-11-5-11-4-11-3-11-3-12-2-12-2-12-1-13-1-12v-14-13l1-12 1-13 2-12 2-12 3-12 3-11 4-11 5-12 5-10 5-11 7-11 6-10 8-10 8-10 8-11h-33l-8 11-9 10-7 10-7 10-7 11-5 11-5 10-5 11-4 12-3 11-3 12-2 12-2 12-1 12-1 13v13z"/>
          <dr3d:extrude draw:style-name="gr12" draw:layer="layout" svg:viewBox="5894 -15321 99 254" svg:d="m5993-15316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6017 -15284 189 191" svg:d="m6126-15202v-82h-28v82h-81v27h81v82h28v-82h80v-27z"/>
          <dr3d:extrude draw:style-name="gr12" draw:layer="layout" svg:viewBox="6257 -15318 167 267" svg:d="m6257-15318v30h68v205l-60-43v32l63 43h31v-237h65v-30z"/>
          <dr3d:extrude draw:style-name="gr12" draw:layer="layout" svg:viewBox="6446 -15399 103 362" svg:d="m6549-15218-1-13v-13l-2-12-1-12-3-12-2-12-4-11-4-12-4-11-6-10-5-11-7-11-7-10-7-10-8-10-9-11h-33l8 11 8 10 8 10 7 10 6 11 5 11 5 10 5 12 4 11 3 11 3 12 2 12 2 12 1 13 1 12v13 14l-1 12-1 13-2 12-2 12-3 12-3 11-4 11-5 11-5 11-5 11-6 11-7 10-8 10-8 10-8 10h33l9-10 8-10 7-10 7-10 7-11 5-10 6-11 4-11 4-12 4-11 2-12 3-12 1-12 2-12v-13l1-13z"/>
        </dr3d:scene>
        <dr3d:scene draw:style-name="gr3" xml:id="id6" draw:id="id6" svg:width="8cm" svg:height="6.5cm" svg:x="3cm" svg:y="29cm" dr3d:transform="matrix (1 0 0 0 0.939692620785931 0.342020143325607 0 -0.342020143325607 0.939692620785931 -5.0005cm 18.4696635024778cm 6.27066428739737cm)" dr3d:vrp="(0 0 12280.4285714286)" dr3d:vpn="(0 0 11431.4285714286)" dr3d:projection="perspective" dr3d:distance="0.8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3000 -21501 4001 4001" svg:d="m3000-19500 2000 2000 2000-2000-2000-2000zm-2000 4000zm4001-4001z"/>
          <dr3d:extrude draw:style-name="gr14" draw:layer="layout" svg:viewBox="3328 -19423 253 275" svg:d="m3328-19284v7l1 8v7l1 7 1 7 2 7 1 7 2 6 3 6 2 6 3 6 3 6 3 5 4 5 4 5 4 4 4 4 5 4 4 4 5 4 6 3 5 3 6 3 6 2 7 3 6 2 7 1 7 2 7 1h8l8 1h8 12l11-1 10-1 5-1 5-1 5-2 4-1 4-1 4-2 4-1 4-2 4-2 3-2 4-2 3-2 3-3 3-2 3-2 2-3 3-3 2-3 3-3 2-3 2-3 2-3 2-3 2-4 3-7-34-10-3 5-2 4-4 5-3 4-2 2-2 2-1 1-3 2-2 2-2 1-2 2-3 1-2 2-3 1-2 1-3 1-3 2-3 1h-3l-3 1-4 1-3 1-7 1h-8-8-6-6l-5-1h-6l-5-2-5-1-5-1-4-2-5-2-4-2-4-3-4-2-3-3-4-3-3-3-3-4-3-3-2-4-3-4-2-4-2-5-2-4-2-5-1-5-2-5-1-5-1-5-1-5v-6l-1-6v-11-6-6l1-6v-5l1-6 1-5 2-5 1-5 2-5 2-5 2-5 2-4 2-4 3-4 3-4 3-4 3-4 3-3 4-3 3-3 4-3 4-2 5-2 4-3 5-1 5-2 5-1 5-2h5l6-1h6l6-1 7 1h8l7 1 7 1 6 1 6 2 6 2 5 2 6 2 5 2 4 3 4 2 4 3 4 3 3 2 3 3v48h-80v30h113v-92l-4-4-5-5-6-4-6-4-6-4-6-4-7-3-8-4-7-3-8-2-9-2-8-2-9-2-10-1-9-1h-10-9l-8 1h-8l-7 2-7 1-7 2-7 2-6 2-7 3-5 3-6 3-5 4-6 3-4 4-5 5-4 4-4 5-4 5-4 5-3 5-3 6-3 6-2 6-3 6-2 6-1 7-2 7-1 7-1 7v7l-1 7z"/>
          <dr3d:extrude draw:style-name="gr14" draw:layer="layout" svg:viewBox="3630 -19423 182 213" svg:d="m3666-19324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4" draw:layer="layout" svg:viewBox="3855 -19419 97 209" svg:d="m3856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3977 -19423 199 213" svg:d="m4039-1942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4202 -19419 97 209" svg:d="m4203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4443 -19500 174 289" svg:d="m4617-19316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4650 -19423 199 213" svg:d="m4712-1942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4875 -19419 97 209" svg:d="m4876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4997 -19423 199 213" svg:d="m5059-1942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5332 -19500 174 289" svg:d="m5506-19316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5548 -19419 97 209" svg:d="m5549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5670 -19423 183 290" svg:d="m5853-1931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m-82 136v4l41 55h39v-6l-62-53z"/>
          <dr3d:extrude draw:style-name="gr14" draw:layer="layout" svg:viewBox="5874 -19419 185 205" svg:d="m6021-19419-55 84-55-84h-37l73 105-70 100h38l51-80 51 80h38l-70-99 74-106z"/>
          <dr3d:extrude draw:style-name="gr14" draw:layer="layout" svg:viewBox="6090 -19419 35 281" svg:d="m6090-19171v33h35v-33zm-35-248v205h35v-205z"/>
          <dr3d:extrude draw:style-name="gr14" draw:layer="layout" svg:viewBox="6175 -19419 272 209" svg:d="m6295-19419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14" draw:layer="layout" svg:viewBox="6492 -19423 183 213" svg:d="m6675-1931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4" draw:layer="layout" svg:viewBox="3531 -19932 174 289" svg:d="m3705-19748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3738 -19855 199 213" svg:d="m3800-19855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3948 -19855 169 212" svg:d="m4117-19795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4" draw:layer="layout" svg:viewBox="4143 -19855 169 212" svg:d="m4312-19795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4" draw:layer="layout" svg:viewBox="4343 -19855 183 213" svg:d="m4526-1974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4" draw:layer="layout" svg:viewBox="4669 -19855 174 285" svg:d="m4808-19819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14" draw:layer="layout" svg:viewBox="4885 -19855 182 213" svg:d="m4921-1975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4" draw:layer="layout" svg:viewBox="5200 -19854 99 254" svg:d="m5299-19849-3-1-4-1-4-1-4-1h-5l-4-1h-5-5-5l-5 1-4 1-4 1-4 2-3 2-3 2-3 3-2 3-2 3-2 4-1 4-1 5-1 5-1 5v5 137h-24v25h25l10 46h23v-46h38v-25h-38v-129-4-3l1-3v-3l1-2v-1l1-1v-1l1-1v-1l1-1 1-1v0l1-1 1-1h1l1-1h1 1l1-1h1l2-1h3 3 2 3l2 1h2l10 2z"/>
          <dr3d:extrude draw:style-name="gr14" draw:layer="layout" svg:viewBox="5321 -19855 182 213" svg:d="m5357-1975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4" draw:layer="layout" svg:viewBox="5546 -19851 272 209" svg:d="m5666-19851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14" draw:layer="layout" svg:viewBox="5872 -19932 174 289" svg:d="m6046-19748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6079 -19855 183 213" svg:d="m6262-1974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4" draw:layer="layout" svg:viewBox="6294 -19851 186 271" svg:d="m6480-19655v-4-3l-1-3v-3-3l-1-3-1-2-1-3-1-2-1-3-1-2-1-3-1-2-1-2-2-2-1-2-3-4-3-4-4-3-3-4-16-12-15-11-4-3-3-3-3-3-3-3-2-1-1-2-1-2-2-2-1-1-1-2-1-2-1-2-1-2-1-2v-2l-1-3v-2l-1-2v-3-2h-33v3 3l1 3v3l1 3v2l1 3 1 2 1 3 1 2 1 3 1 2 2 2 1 2 1 2 2 2 3 4 3 3 3 3 4 3 15 12 15 11 3 2 4 3 3 4 3 3 1 1 1 2 2 2 1 2 1 2 1 2 1 2 1 2 1 2v2l1 2 1 3v2 3 3 2 3 3 2l-1 3v2l-1 3-1 2-1 2-1 2-1 2-1 2-1 2-2 2-1 2-2 1-2 2-2 1-2 2-2 1-2 1-2 1-2 1-3 1-2 1-3 1h-3l-3 1h-2l-3 1h-3-3-3-7l-6-1-6-1-5-1-5-2-5-2-2-2-2-1-3-1-2-2-3-3-2-2-2-2-1-2-1-2-2-2-1-2-2-5-2-5-1-5-1-6h-35l1 4 1 4 1 4 1 4 1 4 1 4 1 3 2 4 2 3 1 4 2 3 2 3 3 3 2 3 3 3 3 3 3 3 3 2 3 2 3 3 4 2 4 2 4 1 4 2 4 2 5 1 5 1 5 1h5l5 1h5 6 5 6 5l5-1 4-1 5-1 4-1 5-1 4-1 4-2 4-2 3-1 4-2 3-2 3-3 3-2 3-3 3-2 2-3 2-3 2-3 2-3 2-3 2-4 1-3 1-4 2-4v-4l1-4 1-4v-4zm-119-200v38h37v-38z"/>
        </dr3d:scene>
        <dr3d:scene draw:style-name="gr3" xml:id="id7" draw:id="id7" svg:width="6.4cm" svg:height="4cm" svg:x="14.05cm" svg:y="16.75cm" dr3d:transform="matrix (1 0 0 0 0.939692620785931 0.342020143325607 0 -0.342020143325607 0.939692620785931 -11.2005cm 10.4169503784222cm 3.54297435969982cm)" dr3d:vrp="(0 0 7898.42857142857)" dr3d:vpn="(0 0 7431.42857142857)" dr3d:projection="perspective" dr3d:distance="0.46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5" draw:layer="layout" svg:viewBox="9900 -11751 2601 1501" svg:d="m9900-10250h2601v-1501h-2601zm0 1501zm2601-1501z"/>
          <dr3d:extrude draw:style-name="gr16" draw:layer="layout" svg:viewBox="10476 -11192 330 340" svg:d="m10765-11192v227 25l1 23 1 24-7-24-7-22-7-21-88-232h-33l-89 232-3 8-3 10-4 11-3 12-8 26 1-27v-23l1-22v-227h-41v340h60l91-236 4-12 4-16 4-15 2-6v-3l1-2v2l1 3 1 6 5 15 5 16 2 7 1 3 1 2 89 236h59v-340z"/>
          <dr3d:extrude draw:style-name="gr16" draw:layer="layout" svg:viewBox="10879 -11192 44 358" svg:d="m10879-10876v42h44v-42zm-44-316v261h44v-261z"/>
          <dr3d:extrude draw:style-name="gr16" draw:layer="layout" svg:viewBox="10989 -11192 210 266" svg:d="m11155-11192v166 9l-1 8v8l-1 3-1 3v3l-1 3-1 3-1 3-2 2-1 3-1 2-2 2-1 2-2 2-2 1-2 2-2 1-2 1-3 1-2 1-3 1-3 1h-3l-3 1h-3-3-8-4-3-4l-3-1-4-1-3-1-3-1-4-1-3-1-3-2-2-2-3-2-3-2-2-2-3-2-2-3-2-2-2-3-2-3-2-3-1-3-2-4-1-3-1-4-2-4-1-4v-4l-1-4-1-5v-4-5-5-151h-44v205 18 17l-1 14v4 2 1h41v0-1-1-4l1-13 1-14v-12h1l3 6 3 5 4 5 3 5 2 2 2 2 2 2 2 2 3 2 2 2 2 2 3 2 2 1 3 2 2 1 3 1 3 1 3 1 3 1 3 1 4 1 3 1 3 1h4l8 1h8 5 5l5-1h5l5-1 4-1 4-1 4-1 4-2 4-1 3-2 4-2 3-2 3-3 3-2 2-3 3-3 2-3 2-3 2-4 2-3 1-4 2-4 1-4 1-5 1-5 1-4 1-6v-10l1-12v-174z"/>
          <dr3d:extrude draw:style-name="gr16" draw:layer="layout" svg:viewBox="11272 -11192 276 340" svg:d="m11492-11192-182 290 1-24 1-21 1-19v-226h-41v340h53l184-292-1 24-1 22-1 23v223h42v-340z"/>
          <dr3d:extrude draw:style-name="gr16" draw:layer="layout" svg:viewBox="11612 -11197 232 271" svg:d="m11658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16" draw:layer="layout" svg:viewBox="11874 -11196 126 323" svg:d="m12000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17" draw:layer="layout" svg:viewBox="10455 -11172 330 341" svg:d="m10744-11172v227 25l1 24 1 24-7-25-7-22-7-21-88-232h-32l-89 232-3 9-4 10-3 11-4 11-8 27 1-27 1-24v-22-227h-41v341h61l90-236 4-13 5-15 4-15 1-7 1-2v-2l1 2v2l2 7 4 15 5 15 3 7 1 3 1 3 88 236h59v-341z"/>
          <dr3d:extrude draw:style-name="gr17" draw:layer="layout" svg:viewBox="10859 -11172 43 358" svg:d="m10859-10855v41h43v-41zm-43-317v261h43v-261z"/>
          <dr3d:extrude draw:style-name="gr17" draw:layer="layout" svg:viewBox="10968 -11172 210 266" svg:d="m11135-11172v166l-1 9v9l-1 7-1 4v3l-1 3-1 3-1 3-1 3-1 2-1 2-2 3-1 2-2 1-2 2-2 2-2 1-2 2-2 1-2 1-3 1h-2l-3 1-3 1h-3-4l-3 1h-7-4-4l-3-1h-4l-3-1-4-1-3-1-3-1-3-2-3-1-3-2-3-2-2-2-3-2-2-3-2-2-3-3-2-3-1-3-2-3-2-3-1-3-2-4-1-4-1-3-1-4-1-4-1-5v-4l-1-5v-4-5-152h-43v206 17l-1 17v14 5l-1 2v1h41v-1 0l1-2v-4-12l1-14v-12h1l3 6 4 5 3 5 4 5 2 2 2 2 2 2 2 2 2 2 2 2 3 1 2 2 3 2 2 1 3 1 3 2 3 1 3 1 3 1 3 1 3 1 3 1h4l4 1h7 8 6 5 5l5-1 4-1h5l4-2 4-1 4-1 3-2 4-2 3-2 3-2 3-2 3-3 3-2 2-3 2-3 2-3 2-4 2-4 2-3 1-5 1-4 2-4 1-5v-5l1-5 1-11v-11-175z"/>
          <dr3d:extrude draw:style-name="gr17" draw:layer="layout" svg:viewBox="11251 -11172 276 341" svg:d="m11471-11172-181 290 1-23 1-21v-20-226h-41v341h54l183-292-1 24-1 22-1 23v223h42v-341z"/>
          <dr3d:extrude draw:style-name="gr17" draw:layer="layout" svg:viewBox="11591 -11177 232 271" svg:d="m11637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7" draw:layer="layout" svg:viewBox="11853 -11176 126 324" svg:d="m11979-11170-5-1-5-1-5-1-5-1-5-1h-6-6l-7-1-6 1h-6l-5 2-6 1-4 2-5 3-3 3-4 3-3 4-3 5-2 4-2 6-1 6-1 6-1 6v8 174h-30v31h32l13 59h29v-59h48v-31h-48v-165-4-5-3l1-4 1-3v-2l1-1 1-1v-1l1-1 1-1v-1l1-1 1-1 1-1h1l2-1 1-1h1l1-1h2l3-1h3 4 3 3l3 1h3l13 2z"/>
        </dr3d:scene>
        <dr3d:scene draw:style-name="gr3" xml:id="id8" draw:id="id8" svg:width="8.5cm" svg:height="5cm" svg:x="13cm" svg:y="22.4cm" dr3d:transform="matrix (1 0 0 0 0.939692620785931 0.342020143325607 0 -0.342020143325607 0.939692620785931 -10.9005cm 13.9756837609886cm 4.72970124985068cm)" dr3d:vrp="(0 0 12102.4285714286)" dr3d:vpn="(0 0 11431.4285714286)" dr3d:projection="perspective" dr3d:distance="0.67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8" draw:layer="layout" svg:viewBox="8900 -15751 4001 2001" svg:d="m9683-13750h3217l-783-2001h-3217zm0 2001zm4001-2001z"/>
          <dr3d:extrude draw:style-name="gr19" draw:layer="layout" svg:viewBox="10354 -14458 223 275" svg:d="m10577-14380v-4-4-4l-1-4-1-4-1-4-2-3-1-4-2-4-2-3-2-3-2-3-3-3-3-3-3-3-3-3-4-2-3-2-4-3-5-2-4-2-5-2-5-1-5-2-5-1-5-1-6-1-6-1-13-1-14-1-12 1-11 1-11 1-10 2-9 2-9 3-8 4-7 4-7 5-6 5-3 2-2 3-3 3-2 3-2 4-2 3-4 7-3 7-2 8 35 7 1-2 1-3 1-2 1-3 1-2 1-2 1-2 1-3 2-2 1-2 2-2 2-1 2-2 2-2 2-2 2-1 3-2 2-1 3-1 3-2 3-1 3-1 3-1 3-1 4-1h4l4-1h4l8-1h10 7 8l7 1 7 2h3l4 1 3 1 3 1 2 1 3 1 3 2 2 1 3 1 2 2 2 2 2 1 2 2 1 2 2 2 1 3 2 2 1 2 1 3v3l1 2v3l1 3v3 3l-1 3v3l-1 3-1 3-1 2-1 2-1 2-2 2-2 2-1 2-2 2-3 2-2 1-2 2-3 1-3 1-3 1-6 3-7 2-7 2-33 8-22 5-6 2-5 1-6 2-5 2-5 2-5 2-5 3-4 3-3 1-2 1-2 2-2 2-2 1-2 2-1 2-2 2-2 2-1 2-2 2-1 2-1 2-2 3-1 2-1 3v2l-1 3-1 3v3l-1 2v4 3 3 5 4l1 4 1 5 1 4 1 3 2 4 1 4 2 3 3 3 2 3 2 3 3 3 3 2 3 3 4 2 3 2 4 2 4 2 3 1 5 2 4 1 4 1 5 2 9 1 10 2h10 11 12 11l10-2h5l4-1 5-1 4-2 4-1 4-1 3-2 4-1 3-2 3-2 3-2 3-2 3-2 2-3 2-2 3-3 2-2 2-3 1-3 2-3 2-3 1-4 2-3 1-4 1-3 1-4-35-6-1 2-1 3-1 2-1 2-1 2-1 2-1 2-1 2-1 2-2 2-1 1-2 2-2 2-1 1-2 1-2 2-2 1-3 1-2 1-2 1-3 1-2 1-3 1-3 1h-3l-3 1-7 1h-7-7-9l-8-1h-4l-4-1h-3l-4-1-3-1-3-1-2-1-3-1-2-1-3-1-2-2-2-1-2-2-1-1-2-2-1-1-2-2-1-2-1-2-1-2-1-1v-2l-1-2v-2l-1-3v-2-2-2-3-3l1-2v-3l1-2 1-3 1-2 2-2 1-2 2-1 2-2 2-2 2-1 2-2 3-1 2-2 5-2 6-2 6-2 7-2 28-7 25-6 6-1 6-2 6-2 5-2 6-2 5-2 5-3 5-2 3-2 2-1 2-2 2-1 2-2 2-2 2-2 2-2 2-2 2-2 1-2 2-2 1-3 1-2 1-3 1-3 1-2 1-3 1-3v-3l1-4v-3-3z"/>
          <dr3d:extrude draw:style-name="gr19" draw:layer="layout" svg:viewBox="10611 -14458 199 213" svg:d="m10673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10836 -14454 80 286" svg:d="m10847-14454v206h34v-206zm-45 228v4l41 54h39v-5l-62-53z"/>
          <dr3d:extrude draw:style-name="gr19" draw:layer="layout" svg:viewBox="10937 -14458 174 285" svg:d="m11076-1442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9" draw:layer="layout" svg:viewBox="11153 -14458 199 213" svg:d="m11215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11388 -14454 37 206" svg:d="m11388-14288v40h37v-40zm-37-166v40h37v-40z"/>
          <dr3d:extrude draw:style-name="gr19" draw:layer="layout" svg:viewBox="9518 -14798 94 31" svg:d="m9518-14798v31h94v-31z"/>
          <dr3d:extrude draw:style-name="gr19" draw:layer="layout" svg:viewBox="9758 -14890 199 213" svg:d="m9820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9983 -14890 165 209" svg:d="m10017-14681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19" draw:layer="layout" svg:viewBox="10179 -14889 99 254" svg:d="m10278-14884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0300 -14890 183 287" svg:d="m10483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m7 140v-4h-19l-42 32v0l-44-32h-20v4l44 51h39z"/>
          <dr3d:extrude draw:style-name="gr19" draw:layer="layout" svg:viewBox="10525 -14886 272 209" svg:d="m10645-14886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9" draw:layer="layout" svg:viewBox="10842 -14890 199 213" svg:d="m10904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11047 -14889 99 254" svg:d="m11146-14884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1168 -14890 183 213" svg:d="m11351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9" draw:layer="layout" svg:viewBox="11483 -14886 103 281" svg:d="m11546-14705v-181h-34v181h-29v24h29v24 5 5l1 6 1 4v3l1 2 1 2 1 2 1 3 1 1 1 2 2 2 1 2 2 2 1 1 2 2 2 1 2 1 2 1 3 1 2 1 3 1 3 1h3l3 1h3 4 4 3 3 3 3 4l3-1h2l3-1v-26l-8 1h-2l-2 1h-2-1-2-2l-2-1h-1-2-1l-1-1h-2l-1-1h-1l-1-1-1-1-1-1h-1l-1-1v-1l-1-1-1-1v-2l-1-1v-1-1l-1-2v-1l-1-3v-3-3-4-19h40v-24z"/>
          <dr3d:extrude draw:style-name="gr19" draw:layer="layout" svg:viewBox="11613 -14886 35 281" svg:d="m11613-14637v32h35v-32zm-35-249v205h35v-205z"/>
          <dr3d:extrude draw:style-name="gr19" draw:layer="layout" svg:viewBox="11698 -14886 165 209" svg:d="m11829-14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9" draw:layer="layout" svg:viewBox="11914 -14886 35 281" svg:d="m11914-14637v32h35v-32zm-35-249v205h35v-205z"/>
          <dr3d:extrude draw:style-name="gr19" draw:layer="layout" svg:viewBox="11978 -14889 99 254" svg:d="m12077-14884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2099 -14890 183 213" svg:d="m12282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9" draw:layer="layout" svg:viewBox="9517 -15322 174 285" svg:d="m9656-15285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9" draw:layer="layout" svg:viewBox="9733 -15322 182 213" svg:d="m9769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9" draw:layer="layout" svg:viewBox="9938 -15321 99 254" svg:d="m10037-15316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0059 -15322 182 213" svg:d="m10095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9" draw:layer="layout" svg:viewBox="10284 -15318 97 209" svg:d="m10285-15318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19" draw:layer="layout" svg:viewBox="10415 -15318 272 209" svg:d="m10535-15318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9" draw:layer="layout" svg:viewBox="10741 -15318 35 281" svg:d="m10741-15069v32h35v-32zm-35-249v205h35v-205z"/>
          <dr3d:extrude draw:style-name="gr19" draw:layer="layout" svg:viewBox="10826 -15318 165 209" svg:d="m10957-15318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9" draw:layer="layout" svg:viewBox="11042 -15318 80 286" svg:d="m11053-15318v206h34v-206zm-45 228v4l41 54h39v-5l-62-53z"/>
          <dr3d:extrude draw:style-name="gr19" draw:layer="layout" svg:viewBox="11137 -15322 169 212" svg:d="m11306-15261v-4-3-3l-1-4-1-3-1-3-1-3-1-3-2-2-1-3-2-3-2-2-2-2-2-3-3-2-2-2-3-2-3-1-3-2-3-1-3-2-4-1-4-1-3-1-4-1-4-1-5-1h-4l-9-1-10-1-8 1h-9l-7 1-8 1-3 1-4 1-3 1-3 1-3 1-3 1-3 2-3 1-3 2-2 1-3 2-2 2-2 2-2 2-2 3-2 2-2 3-1 2-2 3-1 3-2 3-1 4-1 3-1 3 30 6 2-4 1-3 2-4 1-1 1-2 1-1 1-2 2-1 1-1 2-2 1-1 3-2 4-2 4-1 4-2 5-1h5l5-1h5l6-1 6 1h5 5l4 1h3l2 1h2l2 1 2 1h2l2 1 1 1 2 1 1 1 2 1 1 2 1 1 2 1 1 2 1 1v2l1 1 1 2v2l1 2v2 2 2 3 2 2l-1 2v2l-1 1-1 2-1 2-1 1-1 1-2 2-1 1-2 1-1 1-2 1-2 1-2 1-2 1-5 2-5 2-5 1-24 7-25 7-3 1-3 1-3 1-2 2-3 1-3 2-2 1-3 2-2 1-2 2-2 2-2 2-2 2-2 2-2 2-1 3-2 2-1 3-1 3-1 3-1 3v3 4l-1 3 1 7v3l1 3v3l1 3 1 3 1 3 2 2 1 3 2 2 2 3 2 2 2 2 2 2 2 2 3 2 3 1 3 2 3 1 6 3 7 2 8 1 8 2h8 10 8 8l7-1 7-1 7-2 6-2 5-3 6-2 2-2 2-2 3-1 2-2 2-2 2-2 1-3 2-2 1-2 2-3 1-3 1-2 2-6 2-7-31-4v2l-1 2v2l-1 2-1 1-1 2-1 1-1 2-1 1-1 1-2 2-1 1-1 1-2 1-1 1-2 1h-2l-1 1-2 1h-2l-2 1h-2l-2 1h-2l-4 1h-4l-4 1h-4-6l-5-1h-5l-4-1-4-1-4-1-3-2h-2l-1-1-2-1-1-1-1-1-1-1-1-1-1-2-1-1-1-1v-1l-1-2v-1l-1-2v-1-2-2-2-2-1-2l1-2v-2l1-1 1-2 1-1 1-2 1-1 1-1 2-1 1-1 2-1 1-1 2-1 4-2 4-2 5-1 5-2 22-6 17-4 4-1 4-2 4-1 4-2 4-1 4-2 4-2 4-2 1-2 2-1 2-1 1-1 2-2 1-1 2-2 1-1 1-2 1-1 2-2 1-2 1-2 1-2 1-2v-2l1-2 1-2v-2l1-3v-2-3-2z"/>
          <dr3d:extrude draw:style-name="gr19" draw:layer="layout" svg:viewBox="11326 -15321 99 254" svg:d="m11425-15316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1456 -15318 35 281" svg:d="m11456-15069v32h35v-32zm-35-249v205h35v-205z"/>
          <dr3d:extrude draw:style-name="gr19" draw:layer="layout" svg:viewBox="11532 -15322 167 213" svg:d="m11568-15214v-9-8l1-8 1-8 1-3 1-4 1-3 1-3 1-4 1-2 1-3 2-3 1-3 2-2 2-2 2-3 2-2 2-1 2-2 3-2 2-1 3-1 3-1 3-1 3-1h3 4l3-1 5 1h4l4 1 4 1 4 1 3 2 4 2 3 2 1 1 2 2 1 1 1 1 1 2 2 2 1 1 1 2 1 4 2 4 1 5 1 4h34v-3l-1-3-1-3v-3l-1-3-2-3-1-3-1-3-2-3-1-3-2-3-2-3-2-2-2-3-2-2-3-2-2-3-3-2-2-2-3-2-3-1-4-2-3-2-3-1-4-1-4-1-3-1-4-1-5-1h-4-4l-5-1-6 1h-5l-6 1-5 1-5 1-5 1-4 2-5 2-4 2-4 2-3 3-4 2-3 3-3 3-3 4-3 3-3 4-2 4-2 4-2 4-2 4-2 4-1 5-1 5-1 5-1 5-2 10-1 11v11 10l1 10 1 8 1 5v4l2 7 1 4 1 3 2 4 1 3 1 3 2 3 2 3 1 3 2 3 2 2 2 3 1 2 2 2 2 2 3 2 2 2 2 2 2 1 2 2 3 1 2 2 3 1 2 1 2 1 3 1 3 1 2 1 3 1h2l3 1 6 1 5 1h5 6 4 4 4l4-1 4-1h4l3-1 4-2 3-1 3-1 3-2 3-1 3-2 3-2 2-1 3-2 2-3 2-2 3-2 2-2 2-3 1-3 2-2 2-3 1-3 1-3 2-3 1-3 1-3 1-3v-3l1-3-35-3-1 5-1 3-1 4-2 4-1 3-2 3-3 3-2 2-2 2-1 1-2 1-1 1-2 1-2 1-3 1-4 1-5 1h-4-5-4-3-3l-3-1h-3l-3-1-3-1-2-1-3-2-2-1-2-2-2-1-2-2-2-2-2-3-1-2-2-2-1-3-1-3-1-3-1-3-1-3-1-4-1-3-1-8-1-9v-9z"/>
          <dr3d:extrude draw:style-name="gr19" draw:layer="layout" svg:viewBox="11727 -15322 183 213" svg:d="m11910-15215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</dr3d:scene>
        <dr3d:scene draw:style-name="gr3" xml:id="id9" draw:id="id9" svg:width="6.5cm" svg:height="4cm" svg:x="23.5cm" svg:y="9.5cm" dr3d:transform="matrix (1 0 0 0 0.939692620785931 0.342020143325607 0 -0.342020143325607 0.939692620785931 -16.5005cm 7.31100543775037cm 2.42793342972672cm)" dr3d:vrp="(0 0 7583.71428571429)" dr3d:vpn="(0 0 7145.71428571429)" dr3d:projection="perspective" dr3d:distance="0.43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0" draw:layer="layout" svg:viewBox="15250 -8451 2501 1501" svg:d="m15739-6950h2012l-490-1501h-2011zm0 1501zm2501-1501z"/>
          <dr3d:extrude draw:style-name="gr21" draw:layer="layout" svg:viewBox="15795 -7620 210 267" svg:d="m15795-7620v267h202v-29h-166v-86h155v-29h-155v-93h174v-30z"/>
          <dr3d:extrude draw:style-name="gr21" draw:layer="layout" svg:viewBox="16047 -7620 165 209" svg:d="m16177-7620v131 7 6l-1 6v3l-1 3v2l-1 2-1 3-1 2-1 2-1 2-1 1-1 2-1 1-2 2-1 1-2 1-1 1-2 1-2 1-2 1h-2l-2 1h-3-2l-3 1h-2-6-3-3-3l-2-1-3-1h-3l-2-1-3-1-2-1-3-2-2-1-2-1-2-2-2-2-2-2-2-1-1-3-2-2-1-2-2-2-1-3-1-3-1-2-1-3-1-3-1-4-1-3v-3-4l-1-3v-4-4-119h-34v162 13 14l-1 11v4 1 1h32v-1 0-1-3l1-10v-11-9h1l3 4 2 4 3 4 3 4 1 1 2 2 2 2 1 1 2 2 2 1 2 2 2 1 1 1 3 1 2 1 2 1 2 1 2 1 3 1 2 1h3l3 1h2l3 1h6 7 4 4 4l3-1h4l4-1 3-1 3-1 3-1 3-1 3-1 2-2 3-2 2-1 2-2 2-3 2-2 2-2 2-3 1-3 2-2 1-3 1-4 1-3 1-4 1-3v-4l1-4v-9l1-9v-137z"/>
          <dr3d:extrude draw:style-name="gr21" draw:layer="layout" svg:viewBox="16243 -7623 99 254" svg:d="m16342-7618-4-1-4-1-4-1h-4l-4-1h-5-4l-6-1-4 1h-5l-4 1-4 1-4 2-3 2-3 2-3 3-3 3-2 4-1 3-2 5-1 4-1 5v5 6 137h-24v24h25l10 46h23v-46h38v-24h-38v-130-3-4-3l1-2 1-3v-1-1l1-1v-1l1-1v0l1-1 1-1h1v-1l1-1h1l1-1h1 1l1-1h3 2 3 3 2 2 3l10 2z"/>
          <dr3d:extrude draw:style-name="gr21" draw:layer="layout" svg:viewBox="16373 -7620 97 209" svg:d="m16374-7620v158 13 13l-1 12v10h32v-10l1-12v-11-9h1l2 5 2 6 2 5 2 4 1 2 1 2 1 2 1 2 2 2 1 1 1 2 1 1 2 2 1 1 2 1 2 1 1 1 2 1 2 1 2 1h2l2 1h2l2 1h2 3 2 3 2 2 2 2l3-1h2 1v-32l-2 1h-2-2l-2 1h-3-2-3-2-3-3l-3-1h-2l-3-1-2-1-2-1-2-1-2-2-2-1-2-2-2-1-2-2-1-2-2-3-1-2-1-2-1-3-1-2-1-3-1-3-1-3-1-3-1-3-1-7v-7l-1-7v-8-107z"/>
          <dr3d:extrude draw:style-name="gr21" draw:layer="layout" svg:viewBox="16494 -7624 200 213" svg:d="m16556-7624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21" draw:layer="layout" svg:viewBox="16710 -7624 175 285" svg:d="m16850-7587-3-5-3-4-2-4-3-4-4-3-3-3-4-3-4-2-4-2-4-2-4-2-5-1-5-1h-5l-6-1h-5l-10 1h-4l-4 1-5 1-4 1-3 1-4 2-3 1-4 2-3 3-3 2-3 2-3 3-2 3-2 3-3 4-2 3-2 4-1 4-4 9-2 9-2 10-2 12v12l-1 12 1 26 2 11 2 10 3 10 3 9 4 8 4 7 5 6 6 6 6 4 7 4 7 3 8 2 9 1 9 1h5l6-1h5l5-1 5-2 4-1 5-2 4-2 3-2 4-3 3-3 4-3 3-3 2-4 3-4 3-5v0 6 9 8 6 79h34v-239-14-12-10l1-4v-1-1h-33v1 1 2 1l-1 8-1 10zm-104 80v-11l1-9 1-9 1-8v-3l1-4 1-3 1-4 1-3 2-2 1-3 1-3 2-2 1-2 2-2 2-2 2-2 2-1 2-2 2-1 3-1 2-1 3-1h2l3-1h3 3l3-1 4 1h3 3l3 1h3l3 1 3 1 2 1 3 1 2 1 2 2 3 2 2 1 2 2 2 3 1 2 2 3 2 2 1 3 2 3 1 4 1 3 1 4 1 3 1 4 1 5 1 9v10l1 11-1 10v10l-1 9-1 4-1 4-1 3-1 4-1 3-2 3-1 3-1 3-2 3-2 2-1 2-2 2-2 2-2 2-3 2-2 1-2 1-3 1-2 1-3 1-3 1h-3l-3 1h-3-3-3-3-3-3l-3-1h-3l-2-1-2-1-3-1-2-1-2-1-2-2-2-2-2-1-2-2-1-3-2-2-1-2-2-3-1-3-1-3-1-3-1-4-1-3-1-4-1-8-1-9-1-10z"/>
          <dr3d:extrude draw:style-name="gr21" draw:layer="layout" svg:viewBox="16926 -7624 200 213" svg:d="m16988-7624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21" draw:layer="layout" svg:viewBox="17161 -7620 37 206" svg:d="m17161-7454v40h37v-40zm-37-166v40h37v-40z"/>
          <dr3d:extrude draw:style-name="gr21" draw:layer="layout" svg:viewBox="15780 -7964 95 31" svg:d="m15780-7964v31h95v-31z"/>
          <dr3d:extrude draw:style-name="gr21" draw:layer="layout" svg:viewBox="16036 -8052 230 268" svg:d="m16266-7915-1-8v-8l-1-8-1-8-1-7-2-7-2-7-2-6-3-6-3-6-3-6-3-5-4-6-4-5-4-4-4-5-4-4-5-4-5-3-5-4-5-3-6-3-5-2-6-3-6-2-6-2-6-1-7-1-6-1-7-1h-7l-6-1h-100v268h88l8-1h7l8-1h7l7-1 7-2 6-1 7-2 6-2 7-3 6-2 5-3 6-3 5-3 5-4 5-4 4-4 5-4 4-5 4-5 3-5 3-6 3-5 3-7 3-6 2-6 2-7 1-8 1-7 1-8v-8zm-36-8v6 7l-1 6-1 6-1 6-1 5-2 5-2 5-2 5-2 4-2 5-3 4-3 3-3 4-3 3-3 4-4 3-4 2-4 3-4 2-4 2-4 2-5 2-5 2-5 1-5 1-5 1-5 1-6 1h-5-6-6-51v-208h60 5 5 5l5 1 5 1 4 1 5 2 4 1 5 2 4 2 4 2 4 3 4 2 4 3 3 3 3 4 4 3 3 4 2 4 3 4 3 4 2 5 2 4 2 5 2 5 1 6 1 5 1 6 1 6 1 6v6z"/>
          <dr3d:extrude draw:style-name="gr21" draw:layer="layout" svg:viewBox="16316 -8052 189 267" svg:d="m16352-7814v-100h149v-30h-149v-108h-36v267h189v-29z"/>
          <dr3d:extrude draw:style-name="gr21" draw:layer="layout" svg:viewBox="16501 -8052 257 267" svg:d="m16721-8052-30 78h-122l-31-78h-37l109 267h41l107-267zm-112 195-6 15-5 14-4 11-1 3v2 0 0 0 0l-1-2-1-3-3-11-5-14-6-15-34-88h100z"/>
        </dr3d:scene>
        <dr3d:scene draw:style-name="gr3" xml:id="id10" draw:id="id10" svg:width="6.5cm" svg:height="4cm" svg:x="23.5cm" svg:y="16.75cm" dr3d:transform="matrix (1 0 0 0 0.939692620785931 0.342020143325607 0 -0.342020143325607 0.939692620785931 -16.5005cm 10.4263559323636cm 3.51713281262821cm)" dr3d:vrp="(0 0 9096.28571428571)" dr3d:vpn="(0 0 8574.28571428571)" dr3d:projection="perspective" dr3d:distance="0.52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2" draw:layer="layout" svg:viewBox="15000 -11751 3001 1501" svg:d="m15000-10250h3001v-1501h-3001zm0 1501zm3001-1501z"/>
          <dr3d:extrude draw:style-name="gr23" draw:layer="layout" svg:viewBox="15659 -11193 280 341" svg:d="m15822-10890v-303h-46v303h-117v38h280v-38z"/>
          <dr3d:extrude draw:style-name="gr23" draw:layer="layout" svg:viewBox="15965 -11192 123 266" svg:d="m15966-11192v200 17 17l-1 15v12h41v-13l1-14 1-15v-11h1l2 7 3 7 2 6 3 6 1 2 1 3 2 2 1 3 2 2 1 2 2 2 2 2 2 2 1 1 2 2 2 1 3 1 2 1 2 1 2 1 3 1 2 1 3 1h3 3l3 1h3 4 2 3l2-1h3l4-1h2l1-1v-39h-2l-2 1h-3-3l-3 1h-3-3-4-3-4l-3-1-4-1-3-1-3-1-3-1-2-2-3-1-2-2-3-2-2-3-2-2-2-3-2-2-1-3-2-3-1-4-2-3-1-3-1-4-1-4-1-4-1-4-1-8-1-9-1-9v-10-136z"/>
          <dr3d:extrude draw:style-name="gr23" draw:layer="layout" svg:viewBox="16130 -11192 44 358" svg:d="m16130-10876v42h44v-42zm-44-316v261h44v-261z"/>
          <dr3d:extrude draw:style-name="gr23" draw:layer="layout" svg:viewBox="16240 -11192 346 266" svg:d="m16392-11192v166 9 8l-1 8-1 6-1 3v3l-1 3-1 3-1 2-2 3-1 2-1 2-2 2-1 2-2 1-2 2-2 1-2 1-2 1-2 1-2 1-3 1h-2l-3 1h-3-3-3-3-4-3-3l-4-1-3-1-3-1-2-1-3-1-3-1-3-2-2-2-3-2-2-2-2-2-2-2-2-3-2-2-2-3-2-3-1-3-2-3-1-4-1-3-1-4-1-4-1-4-1-4v-4l-1-5v-4-10-151h-44v205 18 17l-1 14v4 2 1h41v0-1-1-4l1-13 1-14v-12h1l3 6 3 5 3 5 3 5 2 2 2 2 1 2 2 2 2 2 3 2 2 2 2 2 2 1 3 2 2 1 3 1 2 1 3 1 3 1 3 1 3 1 3 1 3 1h3 4l3 1h8 7l7-1 6-1 6-1 6-2 5-2 5-2 5-3 2-1 2-2 2-2 2-2 3-4 3-4 3-5 3-6 2-5 2-7v0l3 6 4 5 3 5 3 5 2 2 2 2 2 2 2 2 2 2 3 2 2 2 2 2 3 1 2 2 3 1 3 1 2 1 3 1 3 1 3 1 3 1 3 1 4 1h3 3l4 1h8 4 5l5-1h4l4-1 4-1 4-1 4-1 3-2 4-1 3-2 3-2 3-2 2-3 3-2 2-3 2-3 2-3 2-3 2-4 2-3 1-4 2-4 1-4 1-5 1-5v-4l1-6 1-10v-12-174h-43v166 9l-1 8v8l-1 6-1 3-1 3-1 3-1 3-1 2-1 3-1 2-1 2-2 2-1 2-2 1-2 2-2 1-2 1-2 1-2 1-3 1-2 1h-3l-2 1h-3-3-3-4-3-3-4l-3-1-3-1-3-1-3-1-3-1-2-1-3-2-2-1-3-2-2-2-2-2-2-3-2-2-2-3-2-3-2-2-1-4-2-3-1-3-1-4-2-4v-3l-1-4-1-5-1-4v-4-5l-1-10v-151z"/>
          <dr3d:extrude draw:style-name="gr23" draw:layer="layout" svg:viewBox="16658 -11192 276 340" svg:d="m16878-11192-182 290 1-24 1-21 1-19v-226h-41v340h53l184-292-1 24-1 22-1 23v223h42v-340z"/>
          <dr3d:extrude draw:style-name="gr23" draw:layer="layout" svg:viewBox="16998 -11197 232 271" svg:d="m17044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23" draw:layer="layout" svg:viewBox="17260 -11196 126 323" svg:d="m17386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24" draw:layer="layout" svg:viewBox="15639 -11172 279 340" svg:d="m15801-10870v-302h-46v302h-116v38h279v-38z"/>
          <dr3d:extrude draw:style-name="gr24" draw:layer="layout" svg:viewBox="15944 -11172 124 266" svg:d="m15946-11172v201 17l-1 16v15l-1 13h41l1-13 1-15v-14-12h1l3 8 2 6 2 7 3 5 1 3 2 3 1 2 2 2 1 3 2 2 1 2 2 1 2 2 2 2 2 1 2 2 2 1 2 1 2 1 3 1 2 1 3 1h3l2 1h3 4 3 3 3 2 3 2l5-1 1-1h2v-40l-2 1h-3l-3 1h-2-3l-3 1h-4-3-4l-4-1h-3l-3-1-3-1-3-1-3-2-3-1-2-2-3-2-2-2-2-2-2-3-2-2-2-3-2-3-2-3-1-3-1-3-2-4-1-4-1-3-1-4-1-4-1-9-1-9-1-9v-9-137z"/>
          <dr3d:extrude draw:style-name="gr24" draw:layer="layout" svg:viewBox="16110 -11172 43 358" svg:d="m16110-10855v41h43v-41zm-43-317v261h43v-261z"/>
          <dr3d:extrude draw:style-name="gr24" draw:layer="layout" svg:viewBox="16219 -11172 346 266" svg:d="m16372-11172v166 9l-1 9-1 7-1 7v3l-1 3-1 3-1 3-1 2-1 2-1 3-2 2-1 1-2 2-1 2-2 1-2 2-2 1-2 1-3 1h-2l-2 1-3 1h-3-3l-3 1h-3-3-3-4l-3-1h-3l-3-1-3-1-3-1-3-1-3-2-2-1-3-2-2-2-2-2-3-2-2-3-2-2-2-3-1-3-2-3-2-3-1-3-2-3-1-4-1-4-1-3-1-4v-4l-1-5v-4l-1-5v-9-152h-43v206 17l-1 17v14 5l-1 2v1h41v-1 0l1-2v-4-12l1-14v-12h1l3 6 3 5 3 5 4 5 1 2 2 2 2 2 2 2 2 2 2 2 2 1 2 2 3 2 2 1 2 1 3 2 3 1 2 1 3 1 3 1 3 1 3 1h3l4 1h3 4 7 7 7l7-1 6-1 5-2 6-2 5-3 4-2 2-2 2-2 2-1 2-2 4-4 3-5 3-5 2-5 2-6 2-6h1l3 6 3 5 3 5 4 5 2 2 2 2 2 2 2 2 2 2 2 2 2 1 3 2 2 2 3 1 2 1 3 2 3 1 3 1 2 1 3 1 4 1 3 1h3l3 1h4 3 8 5 4 5l4-1 5-1h4l3-2 4-1 4-1 3-2 3-2 3-2 3-2 3-2 2-3 3-2 2-3 2-3 2-3 2-4 1-4 2-3 1-5 1-4 1-4 1-5 1-5v-5l1-11v-11-175h-42v166l-1 9v9l-1 7-1 7-1 3v3l-1 3-1 3-1 2-1 2-2 3-1 2-1 1-2 2-2 2-2 1-1 2-2 1-3 1-2 1h-2l-3 1-2 1h-3-3l-3 1h-3-3-4-3l-3-1h-3l-3-1-3-1-3-1-3-1-3-2-2-1-3-2-2-2-3-2-2-2-2-2-2-3-2-2-2-3-1-3-2-3-1-3-2-4-1-3-1-4-1-4-1-4-1-4v-4l-1-5v-4-10-152z"/>
          <dr3d:extrude draw:style-name="gr24" draw:layer="layout" svg:viewBox="16637 -11172 276 341" svg:d="m16857-11172-181 290 1-23 1-21v-20-226h-41v341h54l183-292-1 24-1 22-1 23v223h42v-341z"/>
          <dr3d:extrude draw:style-name="gr24" draw:layer="layout" svg:viewBox="16977 -11177 232 271" svg:d="m17023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24" draw:layer="layout" svg:viewBox="17239 -11176 126 324" svg:d="m17365-11170-5-1-5-1-5-1-5-1-5-1h-6-6l-7-1-6 1h-6l-5 2-6 1-4 2-5 3-3 3-4 3-3 4-3 5-2 4-2 6-1 6-1 6-1 6v8 174h-30v31h32l13 59h29v-59h48v-31h-48v-165-4-5-3l1-4 1-3v-2l1-1 1-1v-1l1-1 1-1v-1l1-1 1-1 1-1h1l2-1 1-1h1l1-1h2l3-1h3 4 3 3l3 1h3l13 2z"/>
        </dr3d:scene>
        <dr3d:scene draw:style-name="gr3" xml:id="id11" draw:id="id11" svg:width="7.515cm" svg:height="4.016cm" svg:x="23cm" svg:y="29.742cm" dr3d:transform="matrix (1 0 0 0 0.939692620785931 0.342020143325607 0 -0.342020143325607 0.939692620785931 -16.5005cm 13.9014445928531cm 4.71438635792991cm)" dr3d:vrp="(0 0 12080.4285714286)" dr3d:vpn="(0 0 11431.4285714286)" dr3d:projection="perspective" dr3d:distance="0.6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5" draw:layer="layout" svg:viewBox="14500 -15501 4001 1651" svg:d="m15142-15501-60 5-60 14-58 22-58 30-55 37-53 44-50 51-47 55-44 61-39 64-34 68-29 72-23 73-18 76-10 77-4 77 4 77 10 77 18 75 23 74 29 71 34 69 39 64 44 60 47 56 50 50 53 44 55 37 58 30 58 22 60 14 60 5h2716l60-5 60-14 58-22 58-30 55-37 53-44 50-50 47-56 44-60 39-64 34-69 29-71 23-74 18-75 10-77 4-77-4-77-10-77-18-76-23-73-29-72-34-68-39-64-44-61-47-55-50-51-53-44-55-37-58-30-58-22-60-14-60-5zm-3358 1651zm4001-1651z"/>
          <dr3d:extrude draw:style-name="gr26" draw:layer="layout" svg:viewBox="15955 -14598 223 275" svg:d="m16178-14520v-5-4l-1-4-1-4-1-3-1-4-1-4-2-4-1-3-2-3-2-4-3-3-3-3-2-3-3-2-4-3-3-3-4-2-4-2-4-2-5-2-4-2-5-2-5-1-5-2-6-1-6-1-6-1-13-1h-13-12l-12 1-11 1-10 2-9 3-9 3-8 3-7 4-7 5-6 5-2 3-3 3-2 3-3 3-2 3-2 3-3 7-3 8-2 8 35 7v-3l1-2 1-3 1-2 1-2 1-3 1-2 2-2 1-2 2-2 1-2 2-2 2-2 2-2 2-1 3-2 2-1 3-2 2-1 3-1 3-1 3-1 4-1 3-1 3-1 4-1h4l4-1 9-1h9 8l7 1 8 1 7 1 3 1 3 1h3l3 1 3 2 3 1 2 1 3 1 2 2 2 2 2 1 2 2 2 2 2 2 1 2 2 2 1 2 1 3 1 2 1 3v3l1 3v3 3 3 3l-1 3v3l-1 2-1 3-1 2-2 2-1 2-2 2-2 2-2 1-2 2-2 2-3 1-3 1-2 2-3 1-6 2-7 2-7 2-33 8-23 5-6 2-5 2-5 2-6 1-5 3-5 2-4 2-5 3-2 1-2 2-2 1-2 2-2 2-2 2-2 1-2 2-1 2-2 2-1 2-2 3-1 2-1 2-1 3-1 2-1 3-1 2v3l-1 3v3l-1 3v3 3 5l1 5v4l1 4 1 4 1 4 2 4 2 3 2 3 2 3 2 4 3 2 3 3 3 3 3 2 3 2 4 2 3 2 4 2 4 2 4 1 4 2 5 1 4 1 10 2 10 1 10 1h10 12l12-1 10-1 4-1 5-1 4-1 4-1 4-1 4-2 4-1 3-2 4-2 3-2 3-2 2-2 3-2 3-2 2-3 2-2 2-3 2-3 2-3 2-3 1-3 2-3 1-4 1-3 2-4 1-3-36-7-1 3v2l-1 2-1 2-1 3-1 2-1 2-2 2-1 1-1 2-2 2-1 2-2 1-2 2-2 1-2 1-2 1-2 2-2 1-3 1-2 1-3 1h-3l-3 1-3 1h-3l-6 1-7 1h-8l-9-1h-8l-4-1h-3l-4-1-3-1-3-1h-3l-3-1-2-2-3-1-2-1-2-1-2-2-2-1-2-2-1-1-2-2-1-2-1-1-1-2-1-2-1-2-1-2v-2l-1-2v-2-2l-1-2v-3-3l1-2v-3l1-2 1-3 1-2 1-2 1-2 2-2 2-2 1-2 2-1 2-2 3-1 2-2 3-1 5-2 6-3 6-2 6-2 29-6 24-6 6-2 6-1 6-2 6-2 5-2 6-3 5-2 5-3 2-1 2-2 3-1 2-2 2-2 2-1 2-2 2-2 1-2 2-2 2-3 1-2 1-2 2-3 1-2 1-3 1-3 1-3v-3l1-3v-3l1-3v-4z"/>
          <dr3d:extrude draw:style-name="gr26" draw:layer="layout" svg:viewBox="16211 -14598 200 213" svg:d="m16273-14598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26" draw:layer="layout" svg:viewBox="16437 -14594 80 286" svg:d="m16448-14594v205h34v-205zm-45 228v4l41 54h39v-5l-63-53z"/>
          <dr3d:extrude draw:style-name="gr26" draw:layer="layout" svg:viewBox="16537 -14598 175 285" svg:d="m16677-14562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26" draw:layer="layout" svg:viewBox="16753 -14598 200 213" svg:d="m16815-14598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26" draw:layer="layout" svg:viewBox="16988 -14594 37 205" svg:d="m16988-14428v39h37v-39zm-37-166v39h37v-39z"/>
          <dr3d:extrude draw:style-name="gr26" draw:layer="layout" svg:viewBox="14836 -14938 95 30" svg:d="m14836-14938v30h95v-30z"/>
          <dr3d:extrude draw:style-name="gr26" draw:layer="layout" svg:viewBox="15076 -15107 175 289" svg:d="m15164-15107h-9l-8 1h-4l-3 1-4 1-3 1-4 1-3 1-3 1-3 1-3 1-3 2-2 1-3 2-2 2-2 1-2 2-3 2-1 2-2 2-2 3-1 2-2 2-1 3-2 2-1 3-1 2-1 3v3l-1 3 34 5 1-4 1-3 2-3 2-3 2-3 2-2 2-2 3-2 3-2 3-2 4-1 4-1 4-1 4-1h4 5 3 2 3l3 1h2l3 1h2l3 1 2 1 2 1 2 1 3 1 2 2 1 1 2 2 2 2 2 1 1 2 1 2 2 3 1 2 1 3 1 2 1 3 1 3 1 3v3l1 4v3l1 4v8 33h-1l-2-4-2-4-2-4-3-3-1-2-2-2-2-1-1-2-2-2-2-1-2-1-2-2-2-1-2-1-2-2-2-1-3-1-2-1-3-1-2-1h-3l-3-1-3-1h-3l-3-1h-3-3-4-4-5l-4 1-5 1-4 1-4 1-3 1-4 2-3 1-4 2-3 2-3 3-2 2-3 3-2 3-3 3-2 4-2 3-2 4-1 4-2 4-1 4-2 5-1 5-1 10-2 11v11l-1 13 1 12v11l2 11 1 10 1 5 2 5 1 4 2 4 1 4 2 4 2 4 3 4 2 3 3 3 2 3 3 3 3 2 3 3 4 2 4 2 3 1 4 2 4 1 5 1 4 1 5 1h5 5 6l5-1h5l5-1 4-2 5-2 4-2 4-2 4-3 4-2 3-4 3-3 3-4 3-4 2-4 3-4v0 10l1 11 1 9v2 1 1 0 0 1 0 0h33v-1-2l-1-3v-10-12-15-157l-1-10-1-10-1-9-3-8-1-4-2-4-1-4-2-3-2-3-3-4-2-2-2-3-3-3-3-2-3-3-3-2-4-2-3-2-4-1-4-2-9-2-9-2-10-1zm42 183-1 10v5 5l-1 5-1 4-1 4-1 4-1 4-1 3-2 4-1 3-2 3-2 3-1 2-2 3-2 2-2 2-2 2-2 2-2 2-3 1-2 2-2 1-3 1-2 1-3 1h-2l-3 1h-2l-3 1h-2-4l-3-1h-3l-3-1h-2l-3-1-3-1-2-1-2-1-2-2-2-1-2-2-2-2-2-2-2-2-1-2-2-3-1-3-2-2-1-3-1-4-1-3-1-4-1-3-1-8-1-9v-10-10-11-9l1-9 1-8 1-4 1-3 1-4 1-3 1-3 2-3 1-2 1-3 2-2 2-2 1-2 2-1 2-2 2-1 3-2 2-1 2-1 3-1h2l3-1h3l3-1h3 3 3 2l3 1h2l3 1 2 1 3 1 2 1 2 1 3 1 2 2 2 1 2 2 2 2 3 2 1 2 2 3 2 3 2 2 2 3 1 3 1 4 2 3 1 4 1 4 1 4 1 4 1 4v5 5z"/>
          <dr3d:extrude draw:style-name="gr26" draw:layer="layout" svg:viewBox="15302 -15026 97 209" svg:d="m15303-15026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26" draw:layer="layout" svg:viewBox="15423 -15030 200 213" svg:d="m15485-15030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26" draw:layer="layout" svg:viewBox="15629 -15026 102 281" svg:d="m15691-14846v-180h-34v180h-28v25h28v23 6l1 5v5l1 5 1 2 1 3v2l1 2 1 2 1 2 2 2 1 2 2 1 1 2 2 2 2 1 2 1 2 2 2 1 2 1 3 1 2 1h3l3 1h4l3 1h4 3 3 3 4l3-1h3 3l3-1h2v-26l-7 1h-2-2-2-2-2-1-2-2l-1-1h-2-1l-1-1h-1l-1-1-2-1h-1v-1l-1-1-1-1-1-1v-1l-1-1-1-1v-1l-1-1v-2-1l-1-1v-3-4l-1-3v-4-18h40v-25z"/>
          <dr3d:extrude draw:style-name="gr26" draw:layer="layout" svg:viewBox="15749 -15030 184 213" svg:d="m15933-14923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26" draw:layer="layout" svg:viewBox="16075 -15030 175 285" svg:d="m16215-14994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26" draw:layer="layout" svg:viewBox="16291 -15030 183 213" svg:d="m16327-14931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26" draw:layer="layout" svg:viewBox="16626 -15107 175 289" svg:d="m16801-14923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26" draw:layer="layout" svg:viewBox="16843 -15026 97 209" svg:d="m16844-15026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26" draw:layer="layout" svg:viewBox="16964 -15030 184 213" svg:d="m17148-14923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26" draw:layer="layout" svg:viewBox="17180 -15030 168 213" svg:d="m17216-14923v-8l1-9 1-8 1-7v-4l1-3 1-4 1-3 1-3 1-3 2-3 1-3 2-2 2-3 1-2 2-2 2-2 3-2 2-2 2-1 3-2 3-1 2-1 3-1h4l3-1h3 4 4l5 1h4l4 1 3 2 4 1 3 2 3 3 2 1 1 1 1 1 2 2 1 2 1 1 1 2 1 2 2 4 1 4 1 4 1 5h35l-1-3v-3l-1-4-1-3-1-3-1-3-1-3-2-3-1-3-2-3-1-2-2-3-2-3-2-2-3-3-2-2-3-2-2-2-3-2-3-2-3-2-3-2-3-1-4-2-3-1-4-1-4-1-4-1h-4l-4-1h-5-4-6l-6 1h-5l-5 1-6 1-4 2-5 1-4 2-4 2-4 3-4 2-3 3-4 3-3 3-3 3-3 4-2 3-2 4-3 4-2 4-1 5-2 4-2 5-1 4-1 5-1 5-1 11-1 10-1 12 1 10v9l1 9 1 4 1 4 2 8 1 3 1 4 1 3 2 4 1 3 1 3 2 3 2 2 1 3 2 3 2 2 2 2 2 3 2 2 2 2 2 1 2 2 3 2 2 1 2 2 3 1 2 2 3 1 2 1 3 1 2 1 3 1h2l3 1 3 1 5 1h5l6 1h5 5l4-1h4 4l3-1 4-1 4-1 3-1 3-1 4-2 3-1 3-2 2-1 3-2 3-2 2-2 3-2 2-2 2-3 2-2 2-2 2-3 2-3 1-2 2-3 1-3 1-3 1-3 1-3 1-3 1-3 1-4-35-2-1 4-1 4-2 4-1 3-2 3-2 3-2 3-3 3-1 1-2 1-1 1-2 1-2 1-1 1-4 1-4 2h-4l-5 1h-5-3-4l-3-1h-3l-3-1-3-1-2-1-3-1-2-1-3-2-2-1-2-2-2-2-1-2-2-2-2-2-1-3-2-3-1-2-1-3-1-4-1-3-1-3v-4l-1-8-1-8-1-9z"/>
          <dr3d:extrude draw:style-name="gr26" draw:layer="layout" svg:viewBox="17375 -15030 183 213" svg:d="m17411-14931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26" draw:layer="layout" svg:viewBox="17586 -15030 169 212" svg:d="m17755-14970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26" draw:layer="layout" svg:viewBox="17781 -15030 169 212" svg:d="m17950-14970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26" draw:layer="layout" svg:viewBox="17980 -15030 184 213" svg:d="m18164-14923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</dr3d:scene>
        <draw:connector draw:style-name="gr27" draw:text-style-name="P1" draw:layer="layout" svg:x1="7cm" svg:y1="5cm" svg:x2="7cm" svg:y2="6.6cm" draw:start-shape="id1" draw:start-glue-point="2" draw:end-shape="id2" draw:end-glue-point="0" svg:d="m7000 5000v1600">
          <text:p/>
        </draw:connector>
        <draw:connector draw:style-name="gr27" draw:text-style-name="P1" draw:layer="layout" svg:x1="7cm" svg:y1="10.1cm" svg:x2="7cm" svg:y2="11.7cm" draw:start-shape="id2" draw:start-glue-point="2" draw:end-shape="id3" draw:end-glue-point="0" svg:d="m7000 10100v1600">
          <text:p/>
        </draw:connector>
        <draw:connector draw:style-name="gr27" draw:text-style-name="P1" draw:layer="layout" svg:x1="7cm" svg:y1="15.2cm" svg:x2="7cm" svg:y2="16.5cm" draw:start-shape="id3" draw:start-glue-point="2" draw:end-shape="id4" draw:end-glue-point="0" svg:d="m7000 15200v1300">
          <text:p/>
        </draw:connector>
        <draw:connector draw:style-name="gr27" draw:text-style-name="P1" draw:layer="layout" svg:x1="7cm" svg:y1="21cm" svg:x2="7cm" svg:y2="22.5cm" draw:start-shape="id4" draw:start-glue-point="2" draw:end-shape="id5" draw:end-glue-point="0" svg:d="m7000 21000v1500">
          <text:p/>
        </draw:connector>
        <draw:connector draw:style-name="gr27" draw:text-style-name="P1" draw:layer="layout" svg:x1="7cm" svg:y1="27.5cm" svg:x2="7cm" svg:y2="29cm" draw:start-shape="id5" draw:start-glue-point="2" draw:end-shape="id6" draw:end-glue-point="0" svg:d="m7000 27500v1500">
          <text:p/>
        </draw:connector>
        <draw:connector draw:style-name="gr27" draw:text-style-name="P1" draw:layer="layout" svg:x1="17.25cm" svg:y1="20.75cm" svg:x2="17.25cm" svg:y2="22.4cm" draw:start-shape="id7" draw:start-glue-point="2" draw:end-shape="id8" svg:d="m17250 20750v1650">
          <text:p/>
        </draw:connector>
        <draw:connector draw:style-name="gr27" draw:text-style-name="P1" draw:layer="layout" svg:x1="26.75cm" svg:y1="13.5cm" svg:x2="26.75cm" svg:y2="16.75cm" draw:start-shape="id9" draw:start-glue-point="2" draw:end-shape="id10" draw:end-glue-point="0" svg:d="m26750 13500v3250">
          <text:p/>
        </draw:connector>
        <draw:connector draw:style-name="gr27" draw:text-style-name="P1" draw:layer="layout" svg:x1="26.75cm" svg:y1="20.75cm" svg:x2="26.757cm" svg:y2="29.742cm" draw:start-shape="id10" draw:start-glue-point="2" draw:end-shape="id11" draw:end-glue-point="0" svg:d="m26750 20750v4496h7v4496">
          <text:p/>
        </draw:connector>
        <draw:connector draw:style-name="gr27" draw:text-style-name="P1" draw:layer="layout" svg:x1="3cm" svg:y1="32.25cm" svg:x2="3.75cm" svg:y2="18.75cm" draw:start-shape="id6" draw:start-glue-point="3" draw:end-shape="id4" draw:end-glue-point="3" svg:d="m3000 32250h-500v-13500h1250">
          <text:p/>
        </draw:connector>
        <draw:connector draw:style-name="gr27" draw:text-style-name="P1" draw:layer="layout" draw:line-skew="0cm -1cm" svg:x1="11cm" svg:y1="32.25cm" svg:x2="17.25cm" svg:y2="16.75cm" draw:start-shape="id6" draw:start-glue-point="1" draw:end-shape="id7" draw:end-glue-point="0" svg:d="m11000 32250h1525v-17000h4725v1500">
          <text:p/>
        </draw:connector>
        <draw:connector draw:style-name="gr27" draw:text-style-name="P1" draw:layer="layout" draw:line-skew="0cm 0cm -1cm" svg:x1="17.25cm" svg:y1="27.4cm" svg:x2="26.75cm" svg:y2="9.5cm" draw:start-shape="id8" draw:start-glue-point="2" draw:end-shape="id9" draw:end-glue-point="0" svg:d="m17250 27400v500h5250v-19900h4250v1500">
          <text:p/>
        </draw:connector>
        <draw:frame draw:style-name="gr28" draw:text-style-name="P2" draw:layer="layout" svg:width="1.353cm" svg:height="0.806cm" svg:x="2.647cm" svg:y="28.5cm">
          <draw:text-box>
            <text:p><text:span text:style-name="T1">Sim</text:span></text:p>
          </draw:text-box>
        </draw:frame>
        <draw:frame draw:style-name="gr29" draw:text-style-name="P2" draw:layer="layout" svg:width="1.412cm" svg:height="0.806cm" svg:x="12.588cm" svg:y="28.5cm">
          <draw:text-box>
            <text:p><text:span text:style-name="T1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nder Costa</meta:initial-creator>
    <meta:creation-date>2012-11-25T16:34:02</meta:creation-date>
    <dc:date>2012-12-10T19:34:35</dc:date>
    <dc:creator>Wander Costa</dc:creator>
    <meta:editing-duration>PT24M59S</meta:editing-duration>
    <meta:editing-cycles>4</meta:editing-cycles>
    <meta:generator>BrOffice/3.3$Unix LibreOffice_project/330m19$Build-401</meta:generator>
    <meta:document-statistic meta:object-count="257"/>
  </office:meta>
</office:document-meta>
</file>